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cm"/>
    </style:style>
    <style:style style:name="co2" style:family="table-column">
      <style:table-column-properties fo:break-before="auto" style:column-width="8.985cm"/>
    </style:style>
    <style:style style:name="co3" style:family="table-column">
      <style:table-column-properties fo:break-before="auto" style:column-width="8.006cm"/>
    </style:style>
    <style:style style:name="co4" style:family="table-column">
      <style:table-column-properties fo:break-before="auto" style:column-width="3.022cm"/>
    </style:style>
    <style:style style:name="co5" style:family="table-column">
      <style:table-column-properties fo:break-before="auto" style:column-width="1.524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2.0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4" style:family="table-cell" style:parent-style-name="Default">
      <style:table-cell-properties fo:border="0.06pt solid #000000"/>
    </style:style>
    <style:style style:name="ce3" style:family="table-cell" style:parent-style-name="Default">
      <style:table-cell-properties style:text-align-source="fix" style:repeat-content="false" fo:border="0.06pt solid #000000"/>
      <style:paragraph-properties fo:text-align="center" fo:margin-left="0cm"/>
      <style:text-properties style:font-name="Liberation Sans" fo:font-size="12pt" fo:language="fr" fo:country="FR" fo:font-weight="bold" style:font-name-asian="Segoe UI" style:font-size-asian="12pt" style:language-asian="none" style:country-asian="none" style:font-weight-asian="bold" style:font-name-complex="Tahoma" style:font-size-complex="12pt" style:language-complex="none" style:country-complex="none" style:font-weight-complex="bold"/>
    </style:style>
    <style:style style:name="ce18" style:family="table-cell" style:parent-style-name="Default">
      <style:table-cell-properties fo:wrap-option="wrap" fo:border="0.06pt solid #000000" style:vertical-align="top"/>
    </style:style>
    <style:style style:name="ce19" style:family="table-cell" style:parent-style-name="Default">
      <style:table-cell-properties style:vertical-align="top"/>
    </style:style>
    <style:style style:name="ce5" style:family="table-cell" style:parent-style-name="Default">
      <style:table-cell-properties fo:wrap-option="wrap" fo:border="0.06pt solid #000000" style:vertical-align="middle"/>
    </style:style>
    <style:style style:name="ce6" style:family="table-cell" style:parent-style-name="Default">
      <style:table-cell-properties style:text-align-source="fix" style:repeat-content="false" fo:border="0.06pt solid #000000"/>
      <style:paragraph-properties fo:text-align="center" fo:margin-left="0cm"/>
      <style:text-properties style:font-name="Liberation Sans" fo:font-size="12pt" fo:language="fr" fo:country="FR" fo:font-weight="bold" style:font-size-asian="12pt" style:font-weight-asian="bold" style:font-size-complex="12pt" style:font-weight-complex="bold"/>
    </style:style>
    <style:style style:name="ce7" style:family="table-cell" style:parent-style-name="Default">
      <style:table-cell-properties style:text-align-source="fix" style:repeat-content="false" fo:background-color="transparent" fo:border="0.06pt solid #000000"/>
      <style:paragraph-properties fo:text-align="center" fo:margin-left="0cm"/>
      <style:map style:condition="cell-content()=&quot;Non saisie&quot;" style:apply-style-name="Accent_20_2" style:base-cell-address="'Tests Fonctionnels AppMed'.E1"/>
      <style:map style:condition="cell-content()=&quot;Non conforme&quot;" style:apply-style-name="Bad" style:base-cell-address="'Tests Fonctionnels AppMed'.E1"/>
      <style:map style:condition="cell-content()=&quot;Conforme&quot;" style:apply-style-name="Good" style:base-cell-address="'Tests Fonctionnels AppMed'.E1"/>
      <style:map style:condition="cell-content()=0" style:apply-style-name="Accent" style:base-cell-address="'Tests Fonctionnels AppMed'.E1"/>
    </style:style>
    <style:style style:name="ce26" style:family="table-cell" style:parent-style-name="Default">
      <style:table-cell-properties fo:border="0.06pt solid #000000"/>
      <style:map style:condition="cell-content()=&quot;Non saisie&quot;" style:apply-style-name="Accent_20_2" style:base-cell-address="'Tests Fonctionnels AppMed'.E1"/>
      <style:map style:condition="cell-content()=&quot;Non conforme&quot;" style:apply-style-name="Bad" style:base-cell-address="'Tests Fonctionnels AppMed'.E1"/>
      <style:map style:condition="cell-content()=&quot;Conforme&quot;" style:apply-style-name="Good" style:base-cell-address="'Tests Fonctionnels AppMed'.E1"/>
      <style:map style:condition="cell-content()=0" style:apply-style-name="Accent" style:base-cell-address="'Tests Fonctionnels AppMed'.E1"/>
    </style:style>
    <style:style style:name="ce16" style:family="table-cell" style:parent-style-name="Default">
      <style:table-cell-properties style:text-align-source="fix" style:repeat-content="false" fo:background-color="transparent" fo:border="0.06pt solid #000000"/>
      <style:paragraph-properties fo:text-align="center" fo:margin-left="0cm"/>
      <style:map style:condition="cell-content()=&quot;Non saisie&quot;" style:apply-style-name="Accent_20_2" style:base-cell-address="'Tests Fonctionnels AppMed'.E1"/>
      <style:map style:condition="cell-content()=&quot;Non conforme&quot;" style:apply-style-name="Bad" style:base-cell-address="'Tests Fonctionnels AppMed'.E1"/>
      <style:map style:condition="cell-content()=&quot;Conforme&quot;" style:apply-style-name="Good" style:base-cell-address="'Tests Fonctionnels AppMed'.E1"/>
      <style:map style:condition="cell-content()=0" style:apply-style-name="Accent" style:base-cell-address="'Tests Fonctionnels AppMed'.E1"/>
    </style:style>
    <style:style style:name="ce27" style:family="table-cell" style:parent-style-name="Default">
      <style:table-cell-properties style:text-align-source="fix" style:repeat-content="false" fo:border="0.06pt solid #000000"/>
      <style:paragraph-properties fo:text-align="center" fo:margin-left="0cm"/>
      <style:text-properties style:font-name="Liberation Sans" fo:font-size="12pt" fo:font-weight="bold" style:font-size-asian="12pt" style:font-weight-asian="bold" style:font-size-complex="12pt" style:font-weight-complex="bold"/>
      <style:map style:condition="cell-content()=&quot;Non saisie&quot;" style:apply-style-name="Accent_20_2" style:base-cell-address="'Tests Fonctionnels AppMed'.E1"/>
      <style:map style:condition="cell-content()=&quot;Non conforme&quot;" style:apply-style-name="Bad" style:base-cell-address="'Tests Fonctionnels AppMed'.E1"/>
      <style:map style:condition="cell-content()=&quot;Conforme&quot;" style:apply-style-name="Good" style:base-cell-address="'Tests Fonctionnels AppMed'.E1"/>
      <style:map style:condition="cell-content()=0" style:apply-style-name="Accent" style:base-cell-address="'Tests Fonctionnels AppMed'.E1"/>
    </style:style>
    <style:style style:name="ce25" style:family="table-cell" style:parent-style-name="Default">
      <style:table-cell-properties fo:border-bottom="0.06pt solid #000000" style:text-align-source="fix" style:repeat-content="false" fo:background-color="transparent" fo:wrap-option="wrap" fo:border-left="0.06pt solid #000000" fo:border-right="none" fo:border-top="0.06pt solid #000000" style:vertical-align="top"/>
      <style:paragraph-properties fo:text-align="center" fo:margin-left="0cm"/>
      <style:map style:condition="cell-content()=&quot;Non saisie&quot;" style:apply-style-name="Accent_20_2" style:base-cell-address="'Tests Fonctionnels AppMed'.E1"/>
      <style:map style:condition="cell-content()=&quot;Non conforme&quot;" style:apply-style-name="Bad" style:base-cell-address="'Tests Fonctionnels AppMed'.E1"/>
      <style:map style:condition="cell-content()=&quot;Conforme&quot;" style:apply-style-name="Good" style:base-cell-address="'Tests Fonctionnels AppMed'.E1"/>
      <style:map style:condition="cell-content()=0" style:apply-style-name="Accent" style:base-cell-address="'Tests Fonctionnels AppMed'.E1"/>
    </style:style>
    <style:style style:name="ce21" style:family="table-cell" style:parent-style-name="Default">
      <style:map style:condition="cell-content()=&quot;Non saisie&quot;" style:apply-style-name="Accent_20_2" style:base-cell-address="'Tests Fonctionnels AppMed'.E1"/>
      <style:map style:condition="cell-content()=&quot;Non conforme&quot;" style:apply-style-name="Bad" style:base-cell-address="'Tests Fonctionnels AppMed'.E1"/>
      <style:map style:condition="cell-content()=&quot;Conforme&quot;" style:apply-style-name="Good" style:base-cell-address="'Tests Fonctionnels AppMed'.E1"/>
      <style:map style:condition="cell-content()=0" style:apply-style-name="Accent" style:base-cell-address="'Tests Fonctionnels AppMed'.E1"/>
    </style:style>
    <style:style style:name="ce22" style:family="table-cell" style:parent-style-name="Default">
      <style:table-cell-properties style:vertical-align="top"/>
      <style:map style:condition="cell-content()=&quot;Non saisie&quot;" style:apply-style-name="Accent_20_2" style:base-cell-address="'Tests Fonctionnels AppMed'.E1"/>
      <style:map style:condition="cell-content()=&quot;Non conforme&quot;" style:apply-style-name="Bad" style:base-cell-address="'Tests Fonctionnels AppMed'.E1"/>
      <style:map style:condition="cell-content()=&quot;Conforme&quot;" style:apply-style-name="Good" style:base-cell-address="'Tests Fonctionnels AppMed'.E1"/>
      <style:map style:condition="cell-content()=0" style:apply-style-name="Accent" style:base-cell-address="'Tests Fonctionnels AppMed'.E1"/>
    </style:style>
    <style:style style:name="ce35" style:family="table-cell" style:parent-style-name="Default">
      <style:table-cell-properties style:text-align-source="fix" style:repeat-content="false" fo:background-color="transparent"/>
      <style:paragraph-properties fo:text-align="center" fo:margin-left="0cm"/>
      <style:map style:condition="cell-content()=&quot;Non saisie&quot;" style:apply-style-name="Accent_20_2" style:base-cell-address="'Tests Fonctionnels AppMed'.E1"/>
      <style:map style:condition="cell-content()=&quot;Non conforme&quot;" style:apply-style-name="Bad" style:base-cell-address="'Tests Fonctionnels AppMed'.E1"/>
      <style:map style:condition="cell-content()=&quot;Conforme&quot;" style:apply-style-name="Good" style:base-cell-address="'Tests Fonctionnels AppMed'.E1"/>
      <style:map style:condition="cell-content()=0" style:apply-style-name="Accent" style:base-cell-address="'Tests Fonctionnels AppMed'.E1"/>
    </style:style>
    <style:style style:name="ce30" style:family="table-cell" style:parent-style-name="Default">
      <style:table-cell-properties style:text-align-source="fix" style:repeat-content="false" fo:border="0.06pt solid #000000"/>
      <style:paragraph-properties fo:text-align="center" fo:margin-left="0cm"/>
    </style:style>
    <style:style style:name="ce14" style:family="table-cell" style:parent-style-name="Default">
      <style:table-cell-properties fo:border="0.06pt solid #000000"/>
      <style:text-properties style:font-name="Liberation Sans" fo:font-size="12pt" style:font-size-asian="12pt" style:font-size-complex="12pt"/>
    </style:style>
    <style:style style:name="ce34" style:family="table-cell" style:parent-style-name="Default">
      <style:table-cell-properties fo:border-bottom="0.06pt solid #000000" style:text-align-source="fix" style:repeat-content="false" fo:wrap-option="wrap" fo:border-left="none" fo:border-right="0.06pt solid #000000" fo:border-top="0.06pt solid #000000" style:vertical-align="top"/>
      <style:paragraph-properties fo:text-align="center" fo:margin-left="0cm"/>
    </style:style>
    <style:style style:name="ce40" style:family="table-cell" style:parent-style-name="Default">
      <style:table-cell-properties style:text-align-source="fix" style:repeat-content="false"/>
      <style:paragraph-properties fo:text-align="center" fo:margin-left="0c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ests Fonctionnels AppMed" table:style-name="ta1" table:print-ranges="'Tests Fonctionnels AppMed'.A1:'Tests Fonctionnels AppMed'.F67">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ce21"/>
        <table:table-column table:style-name="co5" table:default-cell-style-name="Default"/>
        <table:table-row table:style-name="ro1">
          <table:table-cell table:style-name="ce1" office:value-type="string" calcext:value-type="string" table:number-columns-spanned="1" table:number-rows-spanned="3">
            <text:p>Description du jeu de test</text:p>
          </table:table-cell>
          <table:table-cell table:style-name="ce5" office:value-type="string" calcext:value-type="string" table:number-columns-spanned="5" table:number-rows-spanned="3">
            <text:p>Test du cas d’utilisation menu principal</text:p>
          </table:table-cell>
          <table:covered-table-cell table:number-columns-repeated="2" table:style-name="ce4"/>
          <table:covered-table-cell table:style-name="ce7"/>
          <table:covered-table-cell table:style-name="ce30"/>
        </table:table-row>
        <table:table-row table:style-name="ro1">
          <table:covered-table-cell table:number-columns-repeated="4" table:style-name="ce4"/>
          <table:covered-table-cell table:style-name="ce26"/>
          <table:covered-table-cell table:style-name="ce4"/>
        </table:table-row>
        <table:table-row table:style-name="ro1">
          <table:covered-table-cell table:number-columns-repeated="4" table:style-name="ce4"/>
          <table:covered-table-cell table:style-name="ce16"/>
          <table:covered-table-cell table:style-name="ce30"/>
        </table:table-row>
        <table:table-row table:style-name="ro2">
          <table:table-cell table:style-name="ce3" office:value-type="string" calcext:value-type="string">
            <text:p>Étapes du cas testées</text:p>
          </table:table-cell>
          <table:table-cell table:style-name="ce3" office:value-type="string" calcext:value-type="string">
            <text:p>Description du test effectué</text:p>
          </table:table-cell>
          <table:table-cell table:style-name="ce3" office:value-type="string" calcext:value-type="string">
            <text:p>Résultat attendu</text:p>
          </table:table-cell>
          <table:table-cell table:style-name="ce6" office:value-type="string" calcext:value-type="string">
            <text:p>Résultat obtenu</text:p>
          </table:table-cell>
          <table:table-cell table:style-name="ce27" office:value-type="string" calcext:value-type="string" table:number-columns-spanned="2" table:number-rows-spanned="1">
            <text:p>Conformité</text:p>
          </table:table-cell>
          <table:covered-table-cell table:style-name="ce14"/>
        </table:table-row>
        <table:table-row table:style-name="ro3">
          <table:table-cell table:style-name="ce18" office:value-type="float" office:value="0" calcext:value-type="float">
            <text:p>0</text:p>
          </table:table-cell>
          <table:table-cell table:style-name="ce18" office:value-type="string" calcext:value-type="string">
            <text:p>Lancer l’applicaton</text:p>
          </table:table-cell>
          <table:table-cell table:style-name="ce18" office:value-type="string" calcext:value-type="string">
            <text:p>Un menu avec trois bouton (Familles DE médicametns, Liste des médicaments, composants) et un bouton quitter</text:p>
          </table:table-cell>
          <table:table-cell table:style-name="ce18" office:value-type="string" calcext:value-type="string">
            <text:p>Nous avons un menu avec les trois, et un bouton quitter</text:p>
          </table:table-cell>
          <table:table-cell table:style-name="ce25" table:formula="of:=IF(EXACT([.B5]; &quot;&quot;); &quot;&quot;; IF(EXACT([.F5]; &quot;&quot;); &quot;Non saisie&quot;; IF(EXACT([.F5];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1">
          <table:table-cell table:style-name="ce18" office:value-type="float" office:value="1" calcext:value-type="float">
            <text:p>1</text:p>
          </table:table-cell>
          <table:table-cell table:style-name="ce18" office:value-type="string" calcext:value-type="string">
            <text:p>Appuyer sur le bouton quitter</text:p>
          </table:table-cell>
          <table:table-cell table:style-name="ce18" office:value-type="string" calcext:value-type="string">
            <text:p>L’application doit se fermer</text:p>
          </table:table-cell>
          <table:table-cell table:style-name="ce18" office:value-type="string" calcext:value-type="string">
            <text:p>L’application c’est fermer</text:p>
          </table:table-cell>
          <table:table-cell table:style-name="ce25" table:formula="of:=IF(EXACT([.B6]; &quot;&quot;); &quot;&quot;; IF(EXACT([.F6]; &quot;&quot;); &quot;Non saisie&quot;; IF(EXACT([.F6];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1">
          <table:table-cell table:number-columns-repeated="6"/>
        </table:table-row>
        <table:table-row table:style-name="ro1">
          <table:table-cell table:style-name="ce19" table:number-columns-repeated="4"/>
          <table:table-cell table:style-name="ce22"/>
          <table:table-cell table:style-name="ce19"/>
        </table:table-row>
        <table:table-row table:style-name="ro1">
          <table:table-cell table:number-columns-repeated="6"/>
        </table:table-row>
        <table:table-row table:style-name="ro1">
          <table:table-cell table:style-name="ce1" office:value-type="string" calcext:value-type="string" table:number-columns-spanned="1" table:number-rows-spanned="3">
            <text:p>Description du jeu de test</text:p>
          </table:table-cell>
          <table:table-cell table:style-name="ce5" office:value-type="string" calcext:value-type="string" table:number-columns-spanned="5" table:number-rows-spanned="3">
            <text:p>Test du cas d’utilisation gérer mes familles médicaments</text:p>
          </table:table-cell>
          <table:covered-table-cell table:number-columns-repeated="2" table:style-name="ce4"/>
          <table:covered-table-cell table:style-name="ce7"/>
          <table:covered-table-cell table:style-name="ce30"/>
        </table:table-row>
        <table:table-row table:style-name="ro1">
          <table:covered-table-cell table:number-columns-repeated="4" table:style-name="ce4"/>
          <table:covered-table-cell table:style-name="ce26"/>
          <table:covered-table-cell table:style-name="ce4"/>
        </table:table-row>
        <table:table-row table:style-name="ro1">
          <table:covered-table-cell table:number-columns-repeated="4" table:style-name="ce4"/>
          <table:covered-table-cell table:style-name="ce16"/>
          <table:covered-table-cell table:style-name="ce30"/>
        </table:table-row>
        <table:table-row table:style-name="ro2">
          <table:table-cell table:style-name="ce3" office:value-type="string" calcext:value-type="string">
            <text:p>Étapes du cas testées</text:p>
          </table:table-cell>
          <table:table-cell table:style-name="ce3" office:value-type="string" calcext:value-type="string">
            <text:p>Description du test effectué</text:p>
          </table:table-cell>
          <table:table-cell table:style-name="ce3" office:value-type="string" calcext:value-type="string">
            <text:p>Résultat attendu</text:p>
          </table:table-cell>
          <table:table-cell table:style-name="ce6" office:value-type="string" calcext:value-type="string">
            <text:p>Résultat obtenu</text:p>
          </table:table-cell>
          <table:table-cell table:style-name="ce27" office:value-type="string" calcext:value-type="string" table:number-columns-spanned="2" table:number-rows-spanned="1">
            <text:p>Conformité</text:p>
          </table:table-cell>
          <table:covered-table-cell table:style-name="ce14"/>
        </table:table-row>
        <table:table-row table:style-name="ro4">
          <table:table-cell table:style-name="ce18" office:value-type="float" office:value="0" calcext:value-type="float">
            <text:p>0</text:p>
          </table:table-cell>
          <table:table-cell table:style-name="ce18" office:value-type="string" calcext:value-type="string">
            <text:p>Cliquer sur le bouton Familles de médicament du menu principal</text:p>
          </table:table-cell>
          <table:table-cell table:style-name="ce18" office:value-type="string" calcext:value-type="string">
            <text:p>La liste des différente famille de médicament</text:p>
          </table:table-cell>
          <table:table-cell table:style-name="ce18" office:value-type="string" calcext:value-type="string">
            <text:p>Nous avons une liste de 8 médicament qui s’affiche</text:p>
          </table:table-cell>
          <table:table-cell table:style-name="ce25" table:formula="of:=IF(EXACT([.B14]; &quot;&quot;); &quot;&quot;; IF(EXACT([.F14]; &quot;&quot;); &quot;Non saisie&quot;; IF(EXACT([.F14];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5">
          <table:table-cell table:style-name="ce18" office:value-type="float" office:value="1" calcext:value-type="float">
            <text:p>1</text:p>
          </table:table-cell>
          <table:table-cell table:style-name="ce18" office:value-type="string" calcext:value-type="string">
            <text:p>Cliquer sur la ligne du médicament de code AI</text:p>
          </table:table-cell>
          <table:table-cell table:style-name="ce18" office:value-type="string" calcext:value-type="string">
            <text:p><text:span text:style-name="T1">Un menu avec deux champ de saisie code et libelle préremplie code : AI lib : Anti-inflammatoire</text:span>, avec trois bouton : consulter, supprimer et modifier</text:p>
          </table:table-cell>
          <table:table-cell table:style-name="ce18" office:value-type="string" calcext:value-type="string">
            <text:p>Nous avons une alerte avec de deux champ de saisie (code, libelle) (AI, Anti-inlfammatoire), et trois option a l’alerte(consulter, supprimer et modifier)</text:p>
          </table:table-cell>
          <table:table-cell table:style-name="ce25" table:formula="of:=IF(EXACT([.B15]; &quot;&quot;); &quot;&quot;; IF(EXACT([.F15]; &quot;&quot;); &quot;Non saisie&quot;; IF(EXACT([.F15];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3">
          <table:table-cell table:style-name="ce18" office:value-type="string" calcext:value-type="string">
            <text:p>1.1</text:p>
          </table:table-cell>
          <table:table-cell table:style-name="ce18" office:value-type="string" calcext:value-type="string">
            <text:p><text:span text:style-name="T1">Cliquer sur la ligne du médicament de code AI, puis mettre dans code AR et dans lib Anti-Rename</text:span>, puis cliquer sur modifier</text:p>
          </table:table-cell>
          <table:table-cell table:style-name="ce18" office:value-type="string" calcext:value-type="string">
            <text:p>Ré affichage de la liste avec AI Anti-inflammatoire remplacer par AR Anti-Rename</text:p>
          </table:table-cell>
          <table:table-cell table:style-name="ce18" office:value-type="string" calcext:value-type="string">
            <text:p>Nous avons plus de Anti-inflamatoire dans la liste, et la fin de la liste nous avons un Anti-Rename</text:p>
          </table:table-cell>
          <table:table-cell table:style-name="ce25" table:formula="of:=IF(EXACT([.B16]; &quot;&quot;); &quot;&quot;; IF(EXACT([.F16]; &quot;&quot;); &quot;Non saisie&quot;; IF(EXACT([.F16];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1a</text:p>
          </table:table-cell>
          <table:table-cell table:style-name="ce18" office:value-type="string" calcext:value-type="string">
            <text:p><text:span text:style-name="T1">Cliquer sur la ligne du médicament de code AR, puis mettre dans code « DR »</text:span>, puis cliquer sur modifier</text:p>
          </table:table-cell>
          <table:table-cell table:style-name="ce18" office:value-type="string" calcext:value-type="string">
            <text:p>Un message d’erreur nous indique que le code saisie est déjà utilisé</text:p>
          </table:table-cell>
          <table:table-cell table:style-name="ce18" office:value-type="string" calcext:value-type="string">
            <text:p>Message Code de famille déjà utiliser</text:p>
          </table:table-cell>
          <table:table-cell table:style-name="ce25" table:formula="of:=IF(EXACT([.B17]; &quot;&quot;); &quot;&quot;; IF(EXACT([.F17]; &quot;&quot;); &quot;Non saisie&quot;; IF(EXACT([.F17];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1b</text:p>
          </table:table-cell>
          <table:table-cell table:style-name="ce18" office:value-type="string" calcext:value-type="string">
            <text:p><text:span text:style-name="T1">Cliquer sur la ligne du médicament de code AR, puis mettre dans code «»</text:span>, puis cliquer sur modifier</text:p>
          </table:table-cell>
          <table:table-cell table:style-name="ce18" office:value-type="string" calcext:value-type="string">
            <text:p>Un message d’erreur nous indique que le code saisie est vide</text:p>
          </table:table-cell>
          <table:table-cell table:style-name="ce18" office:value-type="string" calcext:value-type="string">
            <text:p>Message Code de famille vide</text:p>
          </table:table-cell>
          <table:table-cell table:style-name="ce25" table:formula="of:=IF(EXACT([.B18]; &quot;&quot;); &quot;&quot;; IF(EXACT([.F18]; &quot;&quot;); &quot;Non saisie&quot;; IF(EXACT([.F18];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1c</text:p>
          </table:table-cell>
          <table:table-cell table:style-name="ce18" office:value-type="string" calcext:value-type="string">
            <text:p><text:span text:style-name="T1">Cliquer sur la ligne du médicament de code AR, puis mettre dans lib « Derimer »</text:span>, puis cliquer sur modifier</text:p>
          </table:table-cell>
          <table:table-cell table:style-name="ce18" office:value-type="string" calcext:value-type="string">
            <text:p>Un message d’erreur nous indique que le libelle saisie est déjà utilisé</text:p>
          </table:table-cell>
          <table:table-cell table:style-name="ce18" office:value-type="string" calcext:value-type="string">
            <text:p>Message Libelle de famille déjà utiliser</text:p>
          </table:table-cell>
          <table:table-cell table:style-name="ce25" table:formula="of:=IF(EXACT([.B19]; &quot;&quot;); &quot;&quot;; IF(EXACT([.F19]; &quot;&quot;); &quot;Non saisie&quot;; IF(EXACT([.F19];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1d</text:p>
          </table:table-cell>
          <table:table-cell table:style-name="ce18" office:value-type="string" calcext:value-type="string">
            <text:p><text:span text:style-name="T1">Cliquer sur la ligne du médicament de code AR, puis mettre dans lib «»</text:span>, puis cliquer sur modifier</text:p>
          </table:table-cell>
          <table:table-cell table:style-name="ce18" office:value-type="string" calcext:value-type="string">
            <text:p>Un message d’erreur nous indique que le libelle saisie est vide</text:p>
          </table:table-cell>
          <table:table-cell table:style-name="ce18" office:value-type="string" calcext:value-type="string">
            <text:p>Message Libelle de famille vide</text:p>
          </table:table-cell>
          <table:table-cell table:style-name="ce25" table:formula="of:=IF(EXACT([.B20]; &quot;&quot;); &quot;&quot;; IF(EXACT([.F20]; &quot;&quot;); &quot;Non saisie&quot;; IF(EXACT([.F20];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2a</text:p>
          </table:table-cell>
          <table:table-cell table:style-name="ce18" office:value-type="string" calcext:value-type="string">
            <text:p><text:span text:style-name="T1">Cliquer sur la ligne du médicament de code AR</text:span>, puis cliquer sur consulter</text:p>
          </table:table-cell>
          <table:table-cell table:style-name="ce18" office:value-type="string" calcext:value-type="string">
            <text:p>Affichage de la liste des médicaments de la famille</text:p>
          </table:table-cell>
          <table:table-cell table:style-name="ce18" office:value-type="string" calcext:value-type="string">
            <text:p>Nous avons deux médicaments qui s’affiche</text:p>
          </table:table-cell>
          <table:table-cell table:style-name="ce25" table:formula="of:=IF(EXACT([.B21]; &quot;&quot;); &quot;&quot;; IF(EXACT([.F21]; &quot;&quot;); &quot;Non saisie&quot;; IF(EXACT([.F21];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2b</text:p>
          </table:table-cell>
          <table:table-cell table:style-name="ce18" office:value-type="string" calcext:value-type="string">
            <text:p><text:span text:style-name="T1">Cliquer sur la ligne du médicament de code AFTA</text:span>, puis cliquer sur consulter</text:p>
          </table:table-cell>
          <table:table-cell table:style-name="ce18" office:value-type="string" calcext:value-type="string">
            <text:p>Affichage d’un message d’erreur qu’il n’y a aucun médicament trouvé</text:p>
          </table:table-cell>
          <table:table-cell table:style-name="ce18" office:value-type="string" calcext:value-type="string">
            <text:p>Un message nous indique que aucun médicament a été trouvé</text:p>
          </table:table-cell>
          <table:table-cell table:style-name="ce25" table:formula="of:=IF(EXACT([.B22]; &quot;&quot;); &quot;&quot;; IF(EXACT([.F22]; &quot;&quot;); &quot;Non saisie&quot;; IF(EXACT([.F22];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3</text:p>
          </table:table-cell>
          <table:table-cell table:style-name="ce18" office:value-type="string" calcext:value-type="string">
            <text:p>Cliquer sur la ligne du médicament de code DR, puis cliquer sur supprimer</text:p>
          </table:table-cell>
          <table:table-cell table:style-name="ce18" office:value-type="string" calcext:value-type="string">
            <text:p>La liste s’affiche sans Derimer</text:p>
          </table:table-cell>
          <table:table-cell table:style-name="ce18" office:value-type="string" calcext:value-type="string">
            <text:p>La liste des famille s’affiche Deriner n’est plus présent</text:p>
          </table:table-cell>
          <table:table-cell table:style-name="ce25" table:formula="of:=IF(EXACT([.B23]; &quot;&quot;); &quot;&quot;; IF(EXACT([.F23]; &quot;&quot;); &quot;Non saisie&quot;; IF(EXACT([.F23];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3a</text:p>
          </table:table-cell>
          <table:table-cell table:style-name="ce18" office:value-type="string" calcext:value-type="string">
            <text:p>Cliquer sur la ligne du médicament de code AR, puis cliquer sur supprimer</text:p>
          </table:table-cell>
          <table:table-cell table:style-name="ce18" office:value-type="string" calcext:value-type="string">
            <text:p>Un message d’erreur nous indique que la famille est utiliser par a un médicament</text:p>
          </table:table-cell>
          <table:table-cell table:style-name="ce18" office:value-type="string" calcext:value-type="string">
            <text:p>Un message d’erreur Médicament dans cette famille</text:p>
          </table:table-cell>
          <table:table-cell table:style-name="ce25" table:formula="of:=IF(EXACT([.B24]; &quot;&quot;); &quot;&quot;; IF(EXACT([.F24]; &quot;&quot;); &quot;Non saisie&quot;; IF(EXACT([.F24];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1">
          <table:table-cell table:number-columns-repeated="6"/>
        </table:table-row>
        <table:table-row table:style-name="ro1">
          <table:table-cell table:style-name="ce19" table:number-columns-repeated="4"/>
          <table:table-cell table:style-name="ce22"/>
          <table:table-cell table:style-name="ce19"/>
        </table:table-row>
        <table:table-row table:style-name="ro1">
          <table:table-cell table:number-columns-repeated="6"/>
        </table:table-row>
        <table:table-row table:style-name="ro1">
          <table:table-cell table:style-name="ce1" office:value-type="string" calcext:value-type="string" table:number-columns-spanned="1" table:number-rows-spanned="3">
            <text:p>Description du jeu de test</text:p>
          </table:table-cell>
          <table:table-cell table:style-name="ce5" office:value-type="string" calcext:value-type="string" table:number-columns-spanned="5" table:number-rows-spanned="3">
            <text:p>Test du cas d’utilisation gérer mes composants</text:p>
          </table:table-cell>
          <table:covered-table-cell table:number-columns-repeated="2" table:style-name="ce4"/>
          <table:covered-table-cell table:style-name="ce7"/>
          <table:covered-table-cell table:style-name="ce30"/>
        </table:table-row>
        <table:table-row table:style-name="ro1">
          <table:covered-table-cell table:number-columns-repeated="4" table:style-name="ce4"/>
          <table:covered-table-cell table:style-name="ce26"/>
          <table:covered-table-cell table:style-name="ce4"/>
        </table:table-row>
        <table:table-row table:style-name="ro1">
          <table:covered-table-cell table:number-columns-repeated="4" table:style-name="ce4"/>
          <table:covered-table-cell table:style-name="ce16"/>
          <table:covered-table-cell table:style-name="ce30"/>
        </table:table-row>
        <table:table-row table:style-name="ro2">
          <table:table-cell table:style-name="ce3" office:value-type="string" calcext:value-type="string">
            <text:p>Étapes du cas testées</text:p>
          </table:table-cell>
          <table:table-cell table:style-name="ce3" office:value-type="string" calcext:value-type="string">
            <text:p>Description du test effectué</text:p>
          </table:table-cell>
          <table:table-cell table:style-name="ce3" office:value-type="string" calcext:value-type="string">
            <text:p>Résultat attendu</text:p>
          </table:table-cell>
          <table:table-cell table:style-name="ce6" office:value-type="string" calcext:value-type="string">
            <text:p>Résultat obtenu</text:p>
          </table:table-cell>
          <table:table-cell table:style-name="ce27" office:value-type="string" calcext:value-type="string" table:number-columns-spanned="2" table:number-rows-spanned="1">
            <text:p>Conformité</text:p>
          </table:table-cell>
          <table:covered-table-cell table:style-name="ce14"/>
        </table:table-row>
        <table:table-row table:style-name="ro4">
          <table:table-cell table:style-name="ce18" office:value-type="float" office:value="0" calcext:value-type="float">
            <text:p>0</text:p>
          </table:table-cell>
          <table:table-cell table:style-name="ce18" office:value-type="string" calcext:value-type="string">
            <text:p>Cliquer sur le bouton composants</text:p>
          </table:table-cell>
          <table:table-cell table:style-name="ce18" office:value-type="string" calcext:value-type="string">
            <text:p>La liste des différente composants de médicament s’affiche</text:p>
          </table:table-cell>
          <table:table-cell table:style-name="ce18" office:value-type="string" calcext:value-type="string">
            <text:p>On a une liste de 7 composant qui s’affiche</text:p>
          </table:table-cell>
          <table:table-cell table:style-name="ce25" table:formula="of:=IF(EXACT([.B32]; &quot;&quot;); &quot;&quot;; IF(EXACT([.F32]; &quot;&quot;); &quot;Non saisie&quot;; IF(EXACT([.F32];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3">
          <table:table-cell table:style-name="ce18" office:value-type="float" office:value="1" calcext:value-type="float">
            <text:p>1</text:p>
          </table:table-cell>
          <table:table-cell table:style-name="ce18" office:value-type="string" calcext:value-type="string">
            <text:p>Cliquer sur la ligne du composant de code PRC</text:p>
          </table:table-cell>
          <table:table-cell table:style-name="ce18" office:value-type="string" calcext:value-type="string">
            <text:p>Un menu avec deux champ de saisie code et libelle préremplie code : PRD : lib : Paracétamole, avec trois bouton : consulter, supprimer et modifier</text:p>
          </table:table-cell>
          <table:table-cell table:style-name="ce18" office:value-type="string" calcext:value-type="string">
            <text:p>Nous avons une alerte avec de deux champ de saisie (code, libelle) (PRC, Paracétamol), et trois option a l’alerte(consulter, supprimer et modifier)</text:p>
          </table:table-cell>
          <table:table-cell table:style-name="ce25" table:formula="of:=IF(EXACT([.B33]; &quot;&quot;); &quot;&quot;; IF(EXACT([.F33]; &quot;&quot;); &quot;Non saisie&quot;; IF(EXACT([.F33];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3">
          <table:table-cell table:style-name="ce18" office:value-type="string" calcext:value-type="string">
            <text:p>1.1</text:p>
          </table:table-cell>
          <table:table-cell table:style-name="ce18" office:value-type="string" calcext:value-type="string">
            <text:p><text:span text:style-name="T1">Cliquer sur la ligne du  composant de code PRC, puis mettre dans code PRD et dans lib Paracétadur</text:span> puis cliquer sur modifier</text:p>
          </table:table-cell>
          <table:table-cell table:style-name="ce18" office:value-type="string" calcext:value-type="string">
            <text:p>Ré affichage de la liste avec PRC Paracétamol <text:s/>remplacer par PRD Paracétadur</text:p>
          </table:table-cell>
          <table:table-cell table:style-name="ce18" office:value-type="string" calcext:value-type="string">
            <text:p>Nous avons plus de Paracétamol dans la liste, et la fin de la liste nous avons un Paracétadur</text:p>
          </table:table-cell>
          <table:table-cell table:style-name="ce25" table:formula="of:=IF(EXACT([.B34]; &quot;&quot;); &quot;&quot;; IF(EXACT([.F34]; &quot;&quot;); &quot;Non saisie&quot;; IF(EXACT([.F34];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1a</text:p>
          </table:table-cell>
          <table:table-cell table:style-name="ce18" office:value-type="string" calcext:value-type="string">
            <text:p><text:span text:style-name="T1">Cliquer sur la ligne du  composant de code PRD, puis mettre dans code « AERF »</text:span>, puis cliquer sur modifier</text:p>
          </table:table-cell>
          <table:table-cell table:style-name="ce18" office:value-type="string" calcext:value-type="string">
            <text:p>Un message d’erreur nous indique que le code saisie est déjà utilisé</text:p>
          </table:table-cell>
          <table:table-cell table:style-name="ce18" office:value-type="string" calcext:value-type="string">
            <text:p>Message Code de composant déjà utiliser</text:p>
          </table:table-cell>
          <table:table-cell table:style-name="ce25" table:formula="of:=IF(EXACT([.B35]; &quot;&quot;); &quot;&quot;; IF(EXACT([.F35]; &quot;&quot;); &quot;Non saisie&quot;; IF(EXACT([.F35];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1b</text:p>
          </table:table-cell>
          <table:table-cell table:style-name="ce18" office:value-type="string" calcext:value-type="string">
            <text:p><text:span text:style-name="T1">Cliquer sur la ligne du  composant de code PRD, puis mettre dans code «»</text:span>, puis cliquer sur modifier</text:p>
          </table:table-cell>
          <table:table-cell table:style-name="ce18" office:value-type="string" calcext:value-type="string">
            <text:p>Un message d’erreur nous indique que le code saisie est vide</text:p>
          </table:table-cell>
          <table:table-cell table:style-name="ce18" office:value-type="string" calcext:value-type="string">
            <text:p><text:span text:style-name="T1">Message Code de composant</text:span> vide</text:p>
          </table:table-cell>
          <table:table-cell table:style-name="ce25" table:formula="of:=IF(EXACT([.B36]; &quot;&quot;); &quot;&quot;; IF(EXACT([.F36]; &quot;&quot;); &quot;Non saisie&quot;; IF(EXACT([.F36];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1c</text:p>
          </table:table-cell>
          <table:table-cell table:style-name="ce18" office:value-type="string" calcext:value-type="string">
            <text:p><text:span text:style-name="T1">Cliquer sur la ligne du  composant de code PRD, puis mettre dans lib « Efter »</text:span>, puis cliquer sur modifier</text:p>
          </table:table-cell>
          <table:table-cell table:style-name="ce18" office:value-type="string" calcext:value-type="string">
            <text:p>Un message d’erreur nous indique que le libelle saisie est déjà utilisé</text:p>
          </table:table-cell>
          <table:table-cell table:style-name="ce18" office:value-type="string" calcext:value-type="string">
            <text:p><text:span text:style-name="T1">Message Libelle de composant</text:span> déjà utiliser</text:p>
          </table:table-cell>
          <table:table-cell table:style-name="ce25" table:formula="of:=IF(EXACT([.B37]; &quot;&quot;); &quot;&quot;; IF(EXACT([.F37]; &quot;&quot;); &quot;Non saisie&quot;; IF(EXACT([.F37];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1d</text:p>
          </table:table-cell>
          <table:table-cell table:style-name="ce18" office:value-type="string" calcext:value-type="string">
            <text:p><text:span text:style-name="T1">Cliquer sur la ligne du  composant de code PRD, puis mettre dans lib «»</text:span>, puis cliquer sur modifier</text:p>
          </table:table-cell>
          <table:table-cell table:style-name="ce18" office:value-type="string" calcext:value-type="string">
            <text:p>Un message d’erreur nous indique que le libelle saisie est vide</text:p>
          </table:table-cell>
          <table:table-cell table:style-name="ce18" office:value-type="string" calcext:value-type="string">
            <text:p><text:span text:style-name="T1">Message Libelle de composant </text:span>vide</text:p>
          </table:table-cell>
          <table:table-cell table:style-name="ce25" table:formula="of:=IF(EXACT([.B38]; &quot;&quot;); &quot;&quot;; IF(EXACT([.F38]; &quot;&quot;); &quot;Non saisie&quot;; IF(EXACT([.F38];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2a</text:p>
          </table:table-cell>
          <table:table-cell table:style-name="ce18" office:value-type="string" calcext:value-type="string">
            <text:p>Cliquer sur la ligne du composant <text:s/>de code OKU, puis cliquer sur consulter</text:p>
          </table:table-cell>
          <table:table-cell table:style-name="ce18" office:value-type="string" calcext:value-type="string">
            <text:p>Affichage d’un message d’erreur qu’il n’y a aucun médicament trouvé</text:p>
          </table:table-cell>
          <table:table-cell table:style-name="ce18" office:value-type="string" calcext:value-type="string">
            <text:p>Un message nous indique que aucun médicament a été trouvé</text:p>
          </table:table-cell>
          <table:table-cell table:style-name="ce25" table:formula="of:=IF(EXACT([.B39]; &quot;&quot;); &quot;&quot;; IF(EXACT([.F39]; &quot;&quot;); &quot;Non saisie&quot;; IF(EXACT([.F39];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4" office:value-type="string" calcext:value-type="string">
            <text:p>1.2b</text:p>
          </table:table-cell>
          <table:table-cell table:style-name="ce18" office:value-type="string" calcext:value-type="string">
            <text:p>Cliquer sur la ligne du composant <text:s/>de code REAF, puis cliquer sur consulter</text:p>
          </table:table-cell>
          <table:table-cell table:style-name="ce18" office:value-type="string" calcext:value-type="string">
            <text:p>Affichage d’un médicament contenant le composant</text:p>
          </table:table-cell>
          <table:table-cell table:style-name="ce18" office:value-type="string" calcext:value-type="string">
            <text:p>Nous avons un médicament qui s’affiche</text:p>
          </table:table-cell>
          <table:table-cell table:style-name="ce25" table:formula="of:=IF(EXACT([.B40]; &quot;&quot;); &quot;&quot;; IF(EXACT([.F40]; &quot;&quot;); &quot;Non saisie&quot;; IF(EXACT([.F40];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4" office:value-type="string" calcext:value-type="string">
            <text:p>1.2c</text:p>
          </table:table-cell>
          <table:table-cell table:style-name="ce18" office:value-type="string" calcext:value-type="string">
            <text:p><text:span text:style-name="T1">Cliquer sur la ligne du composant  de code PRD</text:span>, puis cliquer sur consulter</text:p>
          </table:table-cell>
          <table:table-cell table:style-name="ce18" office:value-type="string" calcext:value-type="string">
            <text:p>Affichage de la liste des médicament contenement le composant</text:p>
          </table:table-cell>
          <table:table-cell table:style-name="ce18" office:value-type="string" calcext:value-type="string">
            <text:p>Nous avons deux médicaments qui s’affiche</text:p>
          </table:table-cell>
          <table:table-cell table:style-name="ce25" table:formula="of:=IF(EXACT([.B41]; &quot;&quot;); &quot;&quot;; IF(EXACT([.F41]; &quot;&quot;); &quot;Non saisie&quot;; IF(EXACT([.F41];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3a</text:p>
          </table:table-cell>
          <table:table-cell table:style-name="ce18" office:value-type="string" calcext:value-type="string">
            <text:p>Cliquer sur la ligne du composant de code PRD puis cliquer sur supprimer</text:p>
          </table:table-cell>
          <table:table-cell table:style-name="ce18" office:value-type="string" calcext:value-type="string">
            <text:p><text:span text:style-name="T1">Un message d’erreur nous indique que le composant est utiliser par a un médicament</text:span></text:p>
          </table:table-cell>
          <table:table-cell table:style-name="ce18" office:value-type="string" calcext:value-type="string">
            <text:p>Un message d’erreur Médicament utilisant ce composant</text:p>
          </table:table-cell>
          <table:table-cell table:style-name="ce25" table:formula="of:=IF(EXACT([.B42]; &quot;&quot;); &quot;&quot;; IF(EXACT([.F42]; &quot;&quot;); &quot;Non saisie&quot;; IF(EXACT([.F42];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3b</text:p>
          </table:table-cell>
          <table:table-cell table:style-name="ce18" office:value-type="string" calcext:value-type="string">
            <text:p>Cliquer sur la ligne du composant de code OKU, puis cliquer sur supprimer</text:p>
          </table:table-cell>
          <table:table-cell table:style-name="ce18" office:value-type="string" calcext:value-type="string">
            <text:p>La liste s’affiche sans Okaïu</text:p>
          </table:table-cell>
          <table:table-cell table:style-name="ce18" office:value-type="string" calcext:value-type="string">
            <text:p>La liste des famille s’affiche Okaïu n’est plus présent</text:p>
          </table:table-cell>
          <table:table-cell table:style-name="ce25" table:formula="of:=IF(EXACT([.B43]; &quot;&quot;); &quot;&quot;; IF(EXACT([.F43]; &quot;&quot;); &quot;Non saisie&quot;; IF(EXACT([.F43];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1">
          <table:table-cell table:number-columns-repeated="6"/>
        </table:table-row>
        <table:table-row table:style-name="ro1">
          <table:table-cell/>
          <table:table-cell table:style-name="ce19" table:number-columns-repeated="3"/>
          <table:table-cell table:style-name="ce22"/>
          <table:table-cell table:style-name="ce19"/>
        </table:table-row>
        <table:table-row table:style-name="ro1">
          <table:table-cell table:number-columns-repeated="6"/>
        </table:table-row>
        <table:table-row table:style-name="ro1">
          <table:table-cell table:style-name="ce1" office:value-type="string" calcext:value-type="string" table:number-columns-spanned="1" table:number-rows-spanned="3">
            <text:p>Description du jeu de test</text:p>
          </table:table-cell>
          <table:table-cell table:style-name="ce5" office:value-type="string" calcext:value-type="string" table:number-columns-spanned="5" table:number-rows-spanned="3">
            <text:p>Test du cas d’utilisation gérer mes médicaments (remettre les données du jeu de test sans modification)</text:p>
          </table:table-cell>
          <table:covered-table-cell table:number-columns-repeated="2" table:style-name="ce4"/>
          <table:covered-table-cell table:style-name="ce7"/>
          <table:covered-table-cell table:style-name="ce30"/>
        </table:table-row>
        <table:table-row table:style-name="ro1">
          <table:covered-table-cell table:number-columns-repeated="4" table:style-name="ce4"/>
          <table:covered-table-cell table:style-name="ce26"/>
          <table:covered-table-cell table:style-name="ce4"/>
        </table:table-row>
        <table:table-row table:style-name="ro1">
          <table:covered-table-cell table:number-columns-repeated="4" table:style-name="ce4"/>
          <table:covered-table-cell table:style-name="ce16"/>
          <table:covered-table-cell table:style-name="ce30"/>
        </table:table-row>
        <table:table-row table:style-name="ro2">
          <table:table-cell table:style-name="ce3" office:value-type="string" calcext:value-type="string">
            <text:p>Étapes du cas testées</text:p>
          </table:table-cell>
          <table:table-cell table:style-name="ce3" office:value-type="string" calcext:value-type="string">
            <text:p>Description du test effectué</text:p>
          </table:table-cell>
          <table:table-cell table:style-name="ce3" office:value-type="string" calcext:value-type="string">
            <text:p>Résultat attendu</text:p>
          </table:table-cell>
          <table:table-cell table:style-name="ce6" office:value-type="string" calcext:value-type="string">
            <text:p>Résultat obtenu</text:p>
          </table:table-cell>
          <table:table-cell table:style-name="ce27" office:value-type="string" calcext:value-type="string" table:number-columns-spanned="2" table:number-rows-spanned="1">
            <text:p>Conformité</text:p>
          </table:table-cell>
          <table:covered-table-cell table:style-name="ce14"/>
        </table:table-row>
        <table:table-row table:style-name="ro1">
          <table:table-cell table:style-name="ce18" office:value-type="float" office:value="0" calcext:value-type="float">
            <text:p>0</text:p>
          </table:table-cell>
          <table:table-cell table:style-name="ce18" office:value-type="string" calcext:value-type="string">
            <text:p>Cliquer sur le bouton liste des médicaments</text:p>
          </table:table-cell>
          <table:table-cell table:style-name="ce18" office:value-type="string" calcext:value-type="string">
            <text:p>Une liste ou l’on peu sélection un médicament</text:p>
          </table:table-cell>
          <table:table-cell table:style-name="ce18" office:value-type="string" calcext:value-type="string">
            <text:p>Une liste de deux médicament s’affiche</text:p>
          </table:table-cell>
          <table:table-cell table:style-name="ce25" table:formula="of:=IF(EXACT([.B51]; &quot;&quot;); &quot;&quot;; IF(EXACT([.F51]; &quot;&quot;); &quot;Non saisie&quot;; IF(EXACT([.F51];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5">
          <table:table-cell table:style-name="ce18" office:value-type="float" office:value="1" calcext:value-type="float">
            <text:p>1</text:p>
          </table:table-cell>
          <table:table-cell table:style-name="ce18" office:value-type="string" calcext:value-type="string">
            <text:p>Choisir le médicament Andrexol</text:p>
          </table:table-cell>
          <table:table-cell table:style-name="ce18" office:value-type="string" calcext:value-type="string">
            <text:p>Un formulaire s’affiche prérempie avec (depot legal, nomcomercial, effects, contreindic, prix échantillion, quantité stock, famille, composants), et trois bouton (suprimer, refresh, modifier)</text:p>
          </table:table-cell>
          <table:table-cell table:style-name="ce18" office:value-type="string" calcext:value-type="string">
            <text:p>il y a des champs(depot, nom, effects, contreindic, prix, echantilon, stock, famille, et une lsit de composant), et trois bouton suprimer, refresh et modifier</text:p>
          </table:table-cell>
          <table:table-cell table:style-name="ce25" table:formula="of:=IF(EXACT([.B52]; &quot;&quot;); &quot;&quot;; IF(EXACT([.F52]; &quot;&quot;); &quot;Non saisie&quot;; IF(EXACT([.F52];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1</text:p>
          </table:table-cell>
          <table:table-cell table:style-name="ce18" office:value-type="string" calcext:value-type="string">
            <text:p><text:span text:style-name="T1">Choisir le médicament Andrexol</text:span>, puis cliquer sur famille</text:p>
          </table:table-cell>
          <table:table-cell table:style-name="ce18" office:value-type="string" calcext:value-type="string">
            <text:p>une liste des famille doit s’afficher (un seul choix possible)</text:p>
          </table:table-cell>
          <table:table-cell table:style-name="ce18" office:value-type="string" calcext:value-type="string">
            <text:p>On a une liste déroulante avec toute les faimmle qui s’affiche et un seul choix possible</text:p>
          </table:table-cell>
          <table:table-cell table:style-name="ce25" table:formula="of:=IF(EXACT([.B53]; &quot;&quot;); &quot;&quot;; IF(EXACT([.F53]; &quot;&quot;); &quot;Non saisie&quot;; IF(EXACT([.F53];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3">
          <table:table-cell table:style-name="ce18" office:value-type="string" calcext:value-type="string">
            <text:p>1.2</text:p>
          </table:table-cell>
          <table:table-cell table:style-name="ce18" office:value-type="string" calcext:value-type="string">
            <text:p><text:span text:style-name="T1">Choisir le médicament Andrexol</text:span>, puis cliquer sur composants</text:p>
          </table:table-cell>
          <table:table-cell table:style-name="ce18" office:value-type="string" calcext:value-type="string">
            <text:p>une liste des composants doit s’afficher (plusieurs choix possible)</text:p>
          </table:table-cell>
          <table:table-cell table:style-name="ce18" office:value-type="string" calcext:value-type="string">
            <text:p>Une alter s’affiche avec la liste des composant et une check box pour toues les composant et trois bouton (vider, annuler, valider)</text:p>
          </table:table-cell>
          <table:table-cell table:style-name="ce25" table:formula="of:=IF(EXACT([.B54]; &quot;&quot;); &quot;&quot;; IF(EXACT([.F54]; &quot;&quot;); &quot;Non saisie&quot;; IF(EXACT([.F54];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3">
          <table:table-cell table:style-name="ce18" office:value-type="string" calcext:value-type="string">
            <text:p>1.2a</text:p>
          </table:table-cell>
          <table:table-cell table:style-name="ce18" office:value-type="string" calcext:value-type="string">
            <text:p>Choisir le médicament Andrexol, puis cliquer sur composants, puis cliquer sur vider, cliquer sur modifier, puis Andrexol</text:p>
          </table:table-cell>
          <table:table-cell table:style-name="ce18" office:value-type="string" calcext:value-type="string">
            <text:p>La liste des composant doit etre vide</text:p>
          </table:table-cell>
          <table:table-cell table:style-name="ce18" office:value-type="string" calcext:value-type="string">
            <text:p>Il n’y a plus de composant affecter</text:p>
          </table:table-cell>
          <table:table-cell table:style-name="ce25" table:formula="of:=IF(EXACT([.B55]; &quot;&quot;); &quot;&quot;; IF(EXACT([.F55]; &quot;&quot;); &quot;Non saisie&quot;; IF(EXACT([.F55];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3">
          <table:table-cell table:style-name="ce18" office:value-type="string" calcext:value-type="string">
            <text:p>1.2b</text:p>
          </table:table-cell>
          <table:table-cell table:style-name="ce18" office:value-type="string" calcext:value-type="string">
            <text:p>Choisir le médicament Andrexol, puis cliquer sur composants, puis selection les trois premier composant, puis cliquer sur valider, modifier et <text:s/>Andrexol</text:p>
          </table:table-cell>
          <table:table-cell table:style-name="ce18" office:value-type="string" calcext:value-type="string">
            <text:p>la liste des trois premier composants doit s’afficher</text:p>
          </table:table-cell>
          <table:table-cell table:style-name="ce18" office:value-type="string" calcext:value-type="string">
            <text:p>On a comme composant (Areosol, Anteriol, Efter)</text:p>
          </table:table-cell>
          <table:table-cell table:style-name="ce25" table:formula="of:=IF(EXACT([.B56]; &quot;&quot;); &quot;&quot;; IF(EXACT([.F56]; &quot;&quot;); &quot;Non saisie&quot;; IF(EXACT([.F56];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3">
          <table:table-cell table:style-name="ce18" office:value-type="string" calcext:value-type="string">
            <text:p>1.2c</text:p>
          </table:table-cell>
          <table:table-cell table:style-name="ce18" office:value-type="string" calcext:value-type="string">
            <text:p>Choisir le médicament Andrexol, puis cliquer sur composants, puis selection les trois premier composant, puis cliquer sur annuler</text:p>
          </table:table-cell>
          <table:table-cell table:style-name="ce18" office:value-type="string" calcext:value-type="string">
            <text:p>vous devez etre revenu sur le formulaire de saisie avec les champs</text:p>
          </table:table-cell>
          <table:table-cell table:style-name="ce18" office:value-type="string" calcext:value-type="string">
            <text:p>L’alerte ses fermer</text:p>
          </table:table-cell>
          <table:table-cell table:style-name="ce25" table:formula="of:=IF(EXACT([.B57]; &quot;&quot;); &quot;&quot;; IF(EXACT([.F57]; &quot;&quot;); &quot;Non saisie&quot;; IF(EXACT([.F57];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3</text:p>
          </table:table-cell>
          <table:table-cell table:style-name="ce18" office:value-type="string" calcext:value-type="string">
            <text:p><text:span text:style-name="T1">Choisir le médicament Andrexol, puis saisir « 2,2 », « 2.2 »</text:span> dans quantiter, puis tenter « deux », « -5 »</text:p>
          </table:table-cell>
          <table:table-cell table:style-name="ce18" office:value-type="string" calcext:value-type="string">
            <text:p>Aucune des trois saisie ne doit marché, ou une erreur doit etre présente</text:p>
          </table:table-cell>
          <table:table-cell table:style-name="ce18" office:value-type="string" calcext:value-type="string">
            <text:p>Aucune des saisie a marché entierement</text:p>
          </table:table-cell>
          <table:table-cell table:style-name="ce25" table:formula="of:=IF(EXACT([.B58]; &quot;&quot;); &quot;&quot;; IF(EXACT([.F58]; &quot;&quot;); &quot;Non saisie&quot;; IF(EXACT([.F58];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4</text:p>
          </table:table-cell>
          <table:table-cell table:style-name="ce18" office:value-type="string" calcext:value-type="string">
            <text:p><text:span text:style-name="T1">Choisir le médicament Andrexol</text:span>, puis saisir « trois » dans prix echantillons, puis tenter « -6 »</text:p>
          </table:table-cell>
          <table:table-cell table:style-name="ce18" office:value-type="string" calcext:value-type="string">
            <text:p>Les deux saisies ne doit marché, ou une erreur doit etre présente</text:p>
          </table:table-cell>
          <table:table-cell table:style-name="ce18" office:value-type="string" calcext:value-type="string">
            <text:p>Aucune des saisie a marché entierement</text:p>
          </table:table-cell>
          <table:table-cell table:style-name="ce25" table:formula="of:=IF(EXACT([.B59]; &quot;&quot;); &quot;&quot;; IF(EXACT([.F59]; &quot;&quot;); &quot;Non saisie&quot;; IF(EXACT([.F59];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6">
          <table:table-cell table:style-name="ce18" office:value-type="string" calcext:value-type="string">
            <text:p>2ful</text:p>
          </table:table-cell>
          <table:table-cell table:style-name="ce18" office:value-type="string" calcext:value-type="string">
            <text:p><text:span text:style-name="T1">Choisir le médicament Andrexol</text:span>, puis cliquer sur composants, cocher seulement Efter et Irriji, puis cliquer sur Valider, saisir ensuite a partir de premier champ les champ en desous (« MED », « Médoc », «Des effects», «Ne pas mélanger avec alcool», « 2,5 », « 50 », « Arant »), puis cliquer sur Modifier</text:p>
          </table:table-cell>
          <table:table-cell table:style-name="ce18" office:value-type="string" calcext:value-type="string">
            <text:p>un message indicant que les modification on bien été prise en compte et un retour en arrière sur la page d’avant (page de choix d’un médicament), si on reclick sur le médicament on doit avoir toutes les modification d’appliquer</text:p>
          </table:table-cell>
          <table:table-cell table:style-name="ce18" office:value-type="string" calcext:value-type="string">
            <text:p><text:span text:style-name="T1">Liste déroulente qui s’affiche, et dans la liste plus de Andrexol mais Médoc</text:span>, quand on click desus toutes les modisf sont dessus</text:p>
          </table:table-cell>
          <table:table-cell table:style-name="ce25" table:formula="of:=IF(EXACT([.B60]; &quot;&quot;); &quot;&quot;; IF(EXACT([.F60]; &quot;&quot;); &quot;Non saisie&quot;; IF(EXACT([.F60];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7">
          <table:table-cell table:style-name="ce18" office:value-type="string" calcext:value-type="string">
            <text:p>2emp</text:p>
          </table:table-cell>
          <table:table-cell table:style-name="ce18" office:value-type="string" calcext:value-type="string">
            <text:p><text:span text:style-name="T1">Choisir le médicament Médoc</text:span>, puis cliquer sur composants, puis cliquer sur Vider, saisir ensuite a partir de premier champ les champ en desous (« MED », « Truc », «», «», «», «», « Derimer »), puis cliquer sur Modifier</text:p>
          </table:table-cell>
          <table:table-cell table:style-name="ce18" office:value-type="string" calcext:value-type="string">
            <text:p>un message indicant que les modification on bien été prise en compte et un retour en arrière sur la page d’avant (page de choix d’un médicament),si on reclick sur le médicament on doit avoir toutes les champ vide sauf famille, nom et depot</text:p>
          </table:table-cell>
          <table:table-cell table:style-name="ce18" office:value-type="string" calcext:value-type="string">
            <text:p>Liste déroulente qui s’affiche, et dans la liste Médoc, quand on clique dessus tout est vide saut le depot , le nom et la liste de composant</text:p>
          </table:table-cell>
          <table:table-cell table:style-name="ce25" table:formula="of:=IF(EXACT([.B61]; &quot;&quot;); &quot;&quot;; IF(EXACT([.F61]; &quot;&quot;); &quot;Non saisie&quot;; IF(EXACT([.F61];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6">
          <table:table-cell table:style-name="ce18" office:value-type="string" calcext:value-type="string">
            <text:p>2sys</text:p>
          </table:table-cell>
          <table:table-cell table:style-name="ce18" office:value-type="string" calcext:value-type="string">
            <text:p><text:span text:style-name="T1">Choisir le médicament Anticéspray, puis cliquer sur composants, cocher seulement Efter et Irriji</text:span>, puis cliquer sur Valider, saisir ensuite a partir de premier champ les champ en desous (« DEPS », « NomS », «Des effects», «Ne pas mélanger avec alcool», « 0 », « 0 », « Adiclic »), puis cliquer sur le bouton de syschronisation</text:p>
          </table:table-cell>
          <table:table-cell table:style-name="ce18" office:value-type="string" calcext:value-type="string">
            <text:p>tout les champs doivent revenir comme avant la modification des champs (meme pour les composant)</text:p>
          </table:table-cell>
          <table:table-cell table:style-name="ce18" office:value-type="string" calcext:value-type="string">
            <text:p>Tout les champs sont revenue comme avant modification des champs</text:p>
          </table:table-cell>
          <table:table-cell table:style-name="ce25" table:formula="of:=IF(EXACT([.B62]; &quot;&quot;); &quot;&quot;; IF(EXACT([.F62]; &quot;&quot;); &quot;Non saisie&quot;; IF(EXACT([.F62];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2err.a</text:p>
          </table:table-cell>
          <table:table-cell table:style-name="ce18" office:value-type="string" calcext:value-type="string">
            <text:p><text:span text:style-name="T1">Choisir le médicament Médoc</text:span>,puis saisir ensuite comme Depot légale «», puis cliquer sur Modifier</text:p>
          </table:table-cell>
          <table:table-cell table:style-name="ce18" office:value-type="string" calcext:value-type="string">
            <text:p>un message d’erreur devrais afficher que l’on ne peux pas saisir un depot legale vide</text:p>
          </table:table-cell>
          <table:table-cell table:style-name="ce18" office:value-type="string" calcext:value-type="string">
            <text:p>Un message s’affiche, Erreur ! Depot Légale de médicament vide !</text:p>
          </table:table-cell>
          <table:table-cell table:style-name="ce25" table:formula="of:=IF(EXACT([.B63]; &quot;&quot;); &quot;&quot;; IF(EXACT([.F63]; &quot;&quot;); &quot;Non saisie&quot;; IF(EXACT([.F63];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2err.b</text:p>
          </table:table-cell>
          <table:table-cell table:style-name="ce18" office:value-type="string" calcext:value-type="string">
            <text:p><text:span text:style-name="T1">Choisir le médicament Médoc</text:span>,puis saisir ensuite comme Depot légale «SPRY», puis cliquer sur Modifier</text:p>
          </table:table-cell>
          <table:table-cell table:style-name="ce18" office:value-type="string" calcext:value-type="string">
            <text:p>un message d’erreur devrais afficher que l’on ne peux pas saisir un depot legale déjà utiliser</text:p>
          </table:table-cell>
          <table:table-cell table:style-name="ce18" office:value-type="string" calcext:value-type="string">
            <text:p>Un message s’affiche, Erreur ! Depot Légale de médicament déjà utilisé !</text:p>
          </table:table-cell>
          <table:table-cell table:style-name="ce25" table:formula="of:=IF(EXACT([.B64]; &quot;&quot;); &quot;&quot;; IF(EXACT([.F64]; &quot;&quot;); &quot;Non saisie&quot;; IF(EXACT([.F64];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2err.c</text:p>
          </table:table-cell>
          <table:table-cell table:style-name="ce18" office:value-type="string" calcext:value-type="string">
            <text:p><text:span text:style-name="T1">Choisir le médicament Médoc</text:span>,puis saisir ensuite comme Nom commercial «», puis cliquer sur Modifier</text:p>
          </table:table-cell>
          <table:table-cell table:style-name="ce18" office:value-type="string" calcext:value-type="string">
            <text:p>un message d’erreur devrais afficher que l’on ne peux pas saisir un nom commercial vide</text:p>
          </table:table-cell>
          <table:table-cell table:style-name="ce18" office:value-type="string" calcext:value-type="string">
            <text:p>Un message s’affiche, Erreur ! Nom commercial de médicament vide !</text:p>
          </table:table-cell>
          <table:table-cell table:style-name="ce25" table:formula="of:=IF(EXACT([.B65]; &quot;&quot;); &quot;&quot;; IF(EXACT([.F65]; &quot;&quot;); &quot;Non saisie&quot;; IF(EXACT([.F65];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2err.d</text:p>
          </table:table-cell>
          <table:table-cell table:style-name="ce18" office:value-type="string" calcext:value-type="string">
            <text:p><text:span text:style-name="T1">Choisir le médicament Médoc,puis saisir ensuite comme Nom commercial «Anticéspray</text:span>», puis cliquer sur Modifier</text:p>
          </table:table-cell>
          <table:table-cell table:style-name="ce18" office:value-type="string" calcext:value-type="string">
            <text:p>un message d’erreur devrais afficher que l’on ne peux pas saisir un nom commercial déjà utiliser</text:p>
          </table:table-cell>
          <table:table-cell table:style-name="ce18" office:value-type="string" calcext:value-type="string">
            <text:p>Un message s’affiche, Erreur ! Nom commercial de médicament déjà utilisé !</text:p>
          </table:table-cell>
          <table:table-cell table:style-name="ce25" table:formula="of:=IF(EXACT([.B66]; &quot;&quot;); &quot;&quot;; IF(EXACT([.F66]; &quot;&quot;); &quot;Non saisie&quot;; IF(EXACT([.F66];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3">
          <table:table-cell table:style-name="ce18" office:value-type="string" calcext:value-type="string">
            <text:p>2.1</text:p>
          </table:table-cell>
          <table:table-cell table:style-name="ce18" office:value-type="string" calcext:value-type="string">
            <text:p><text:span text:style-name="T1">Choisir le médicament Médoc</text:span>, puis cliquer sur Supprimer</text:p>
          </table:table-cell>
          <table:table-cell table:style-name="ce18" office:value-type="string" calcext:value-type="string">
            <text:p>retour en arrière sur la page d’avant (page de choix d’un médicament), le médicament ne doit plus être dans la liste</text:p>
          </table:table-cell>
          <table:table-cell table:style-name="ce18" office:value-type="string" calcext:value-type="string">
            <text:p>Le médicament Médoc n’est plus présent dans la liste de médicament</text:p>
          </table:table-cell>
          <table:table-cell table:style-name="ce25" table:formula="of:=IF(EXACT([.B67]; &quot;&quot;); &quot;&quot;; IF(EXACT([.F67]; &quot;&quot;); &quot;Non saisie&quot;; IF(EXACT([.F67];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1">
          <table:table-cell table:number-columns-repeated="4"/>
          <table:table-cell table:style-name="ce35" table:formula="of:=IF(EXACT([.$B71]; &quot;&quot;) ; &quot;&quot; ; IF(EXACT([.$F69]; &quot;&quot;) ; &quot;Non saisie&quot;; IF(EXACT([.$F69]; &quot;Conforme&quot;); &quot;green&quot; ; &quot;Non conforme&quot;)))">
            <text:p/>
          </table:table-cell>
          <table:table-cell table:style-name="ce40"/>
        </table:table-row>
        <table:table-row table:style-name="ro1">
          <table:table-cell table:number-columns-repeated="4"/>
          <table:table-cell table:style-name="ce35" table:formula="of:=IF(EXACT([.$B72]; &quot;&quot;) ; &quot;&quot; ; IF(EXACT([.$F70]; &quot;&quot;) ; &quot;Non saisie&quot;; IF(EXACT([.$F70]; &quot;Conforme&quot;); &quot;green&quot; ; &quot;Non conforme&quot;)))">
            <text:p/>
          </table:table-cell>
          <table:table-cell table:style-name="ce40"/>
        </table:table-row>
        <table:table-row table:style-name="ro1">
          <table:table-cell table:number-columns-repeated="4"/>
          <table:table-cell table:style-name="ce35" table:formula="of:=IF(EXACT([.$B73]; &quot;&quot;) ; &quot;&quot; ; IF(EXACT([.$F71]; &quot;&quot;) ; &quot;Non saisie&quot;; IF(EXACT([.$F71]; &quot;Conforme&quot;); &quot;green&quot; ; &quot;Non conforme&quot;)))">
            <text:p/>
          </table:table-cell>
          <table:table-cell table:style-name="ce40"/>
        </table:table-row>
        <table:table-row table:style-name="ro1">
          <table:table-cell table:number-columns-repeated="4"/>
          <table:table-cell table:style-name="ce35" table:formula="of:=IF(EXACT([.$B74]; &quot;&quot;) ; &quot;&quot; ; IF(EXACT([.$F72]; &quot;&quot;) ; &quot;Non saisie&quot;; IF(EXACT([.$F72]; &quot;Conforme&quot;); &quot;green&quot; ; &quot;Non conforme&quot;)))">
            <text:p/>
          </table:table-cell>
          <table:table-cell table:style-name="ce40"/>
        </table:table-row>
        <table:table-row table:style-name="ro1">
          <table:table-cell table:number-columns-repeated="4"/>
          <table:table-cell table:style-name="ce35" table:formula="of:=IF(EXACT([.$B75]; &quot;&quot;) ; &quot;&quot; ; IF(EXACT([.$F73]; &quot;&quot;) ; &quot;Non saisie&quot;; IF(EXACT([.$F73]; &quot;Conforme&quot;); &quot;green&quot; ; &quot;Non conforme&quot;)))">
            <text:p/>
          </table:table-cell>
          <table:table-cell table:style-name="ce40"/>
        </table:table-row>
        <table:table-row table:style-name="ro1">
          <table:table-cell table:number-columns-repeated="4"/>
          <table:table-cell table:style-name="ce35" table:formula="of:=IF(EXACT([.$B76]; &quot;&quot;) ; &quot;&quot; ; IF(EXACT([.$F74]; &quot;&quot;) ; &quot;Non saisie&quot;; IF(EXACT([.$F74]; &quot;Conforme&quot;); &quot;green&quot; ; &quot;Non conforme&quot;)))">
            <text:p/>
          </table:table-cell>
          <table:table-cell table:style-name="ce40"/>
        </table:table-row>
        <table:table-row table:style-name="ro1">
          <table:table-cell table:number-columns-repeated="4"/>
          <table:table-cell table:style-name="ce35" table:formula="of:=IF(EXACT([.$B77]; &quot;&quot;) ; &quot;&quot; ; IF(EXACT([.$F75]; &quot;&quot;) ; &quot;Non saisie&quot;; IF(EXACT([.$F75]; &quot;Conforme&quot;); &quot;green&quot; ; &quot;Non conforme&quot;)))">
            <text:p/>
          </table:table-cell>
          <table:table-cell table:style-name="ce40"/>
        </table:table-row>
        <table:table-row table:style-name="ro1">
          <table:table-cell table:number-columns-repeated="4"/>
          <table:table-cell table:style-name="ce35" table:formula="of:=IF(EXACT([.$B78]; &quot;&quot;) ; &quot;&quot; ; IF(EXACT([.$F76]; &quot;&quot;) ; &quot;Non saisie&quot;; IF(EXACT([.$F76]; &quot;Conforme&quot;); &quot;green&quot; ; &quot;Non conforme&quot;)))">
            <text:p/>
          </table:table-cell>
          <table:table-cell table:style-name="ce40"/>
        </table:table-row>
        <table:table-row table:style-name="ro1">
          <table:table-cell table:number-columns-repeated="4"/>
          <table:table-cell table:style-name="ce35" table:formula="of:=IF(EXACT([.$B79]; &quot;&quot;) ; &quot;&quot; ; IF(EXACT([.$F77]; &quot;&quot;) ; &quot;Non saisie&quot;; IF(EXACT([.$F77]; &quot;Conforme&quot;); &quot;green&quot; ; &quot;Non conforme&quot;)))">
            <text:p/>
          </table:table-cell>
          <table:table-cell table:style-name="ce40"/>
        </table:table-row>
        <table:table-row table:style-name="ro1">
          <table:table-cell table:number-columns-repeated="4"/>
          <table:table-cell table:style-name="ce35" table:formula="of:=IF(EXACT([.$B80]; &quot;&quot;) ; &quot;&quot; ; IF(EXACT([.$F78]; &quot;&quot;) ; &quot;Non saisie&quot;; IF(EXACT([.$F78]; &quot;Conforme&quot;); &quot;green&quot; ; &quot;Non conforme&quot;)))">
            <text:p/>
          </table:table-cell>
          <table:table-cell table:style-name="ce40"/>
        </table:table-row>
        <table:table-row table:style-name="ro1">
          <table:table-cell table:number-columns-repeated="4"/>
          <table:table-cell table:style-name="ce35" table:formula="of:=IF(EXACT([.$B81]; &quot;&quot;) ; &quot;&quot; ; IF(EXACT([.$F79]; &quot;&quot;) ; &quot;Non saisie&quot;; IF(EXACT([.$F79]; &quot;Conforme&quot;); &quot;green&quot; ; &quot;Non conforme&quot;)))">
            <text:p/>
          </table:table-cell>
          <table:table-cell table:style-name="ce40"/>
        </table:table-row>
        <table:table-row table:style-name="ro1">
          <table:table-cell table:number-columns-repeated="4"/>
          <table:table-cell table:style-name="ce35" table:formula="of:=IF(EXACT([.$B82]; &quot;&quot;) ; &quot;&quot; ; IF(EXACT([.$F80]; &quot;&quot;) ; &quot;Non saisie&quot;; IF(EXACT([.$F80]; &quot;Conforme&quot;); &quot;green&quot; ; &quot;Non conforme&quot;)))">
            <text:p/>
          </table:table-cell>
          <table:table-cell table:style-name="ce40"/>
        </table:table-row>
        <table:table-row table:style-name="ro1">
          <table:table-cell table:number-columns-repeated="4"/>
          <table:table-cell table:style-name="ce35" table:formula="of:=IF(EXACT([.$B83]; &quot;&quot;) ; &quot;&quot; ; IF(EXACT([.$F81]; &quot;&quot;) ; &quot;Non saisie&quot;; IF(EXACT([.$F81]; &quot;Conforme&quot;); &quot;green&quot; ; &quot;Non conforme&quot;)))">
            <text:p/>
          </table:table-cell>
          <table:table-cell table:style-name="ce40"/>
        </table:table-row>
        <table:table-row table:style-name="ro1">
          <table:table-cell table:number-columns-repeated="4"/>
          <table:table-cell table:style-name="ce35" table:formula="of:=IF(EXACT([.$B84]; &quot;&quot;) ; &quot;&quot; ; IF(EXACT([.$F82]; &quot;&quot;) ; &quot;Non saisie&quot;; IF(EXACT([.$F82]; &quot;Conforme&quot;); &quot;green&quot; ; &quot;Non conforme&quot;)))">
            <text:p/>
          </table:table-cell>
          <table:table-cell table:style-name="ce40"/>
        </table:table-row>
        <table:table-row table:style-name="ro1">
          <table:table-cell table:number-columns-repeated="4"/>
          <table:table-cell table:style-name="ce35" table:formula="of:=IF(EXACT([.$B85]; &quot;&quot;) ; &quot;&quot; ; IF(EXACT([.$F83]; &quot;&quot;) ; &quot;Non saisie&quot;; IF(EXACT([.$F83]; &quot;Conforme&quot;); &quot;green&quot; ; &quot;Non conforme&quot;)))">
            <text:p/>
          </table:table-cell>
          <table:table-cell table:style-name="ce40"/>
        </table:table-row>
        <table:table-row table:style-name="ro1">
          <table:table-cell table:number-columns-repeated="4"/>
          <table:table-cell table:style-name="ce35" table:formula="of:=IF(EXACT([.$B86]; &quot;&quot;) ; &quot;&quot; ; IF(EXACT([.$F84]; &quot;&quot;) ; &quot;Non saisie&quot;; IF(EXACT([.$F84]; &quot;Conforme&quot;); &quot;green&quot; ; &quot;Non conforme&quot;)))">
            <text:p/>
          </table:table-cell>
          <table:table-cell table:style-name="ce40"/>
        </table:table-row>
        <table:table-row table:style-name="ro1">
          <table:table-cell table:number-columns-repeated="4"/>
          <table:table-cell table:style-name="ce35" table:formula="of:=IF(EXACT([.$B87]; &quot;&quot;) ; &quot;&quot; ; IF(EXACT([.$F85]; &quot;&quot;) ; &quot;Non saisie&quot;; IF(EXACT([.$F85]; &quot;Conforme&quot;); &quot;green&quot; ; &quot;Non conforme&quot;)))">
            <text:p/>
          </table:table-cell>
          <table:table-cell table:style-name="ce40"/>
        </table:table-row>
        <table:table-row table:style-name="ro1">
          <table:table-cell table:number-columns-repeated="4"/>
          <table:table-cell table:style-name="ce35" table:formula="of:=IF(EXACT([.$B88]; &quot;&quot;) ; &quot;&quot; ; IF(EXACT([.$F86]; &quot;&quot;) ; &quot;Non saisie&quot;; IF(EXACT([.$F86]; &quot;Conforme&quot;); &quot;green&quot; ; &quot;Non conforme&quot;)))">
            <text:p/>
          </table:table-cell>
          <table:table-cell table:style-name="ce40"/>
        </table:table-row>
        <table:table-row table:style-name="ro1">
          <table:table-cell table:number-columns-repeated="4"/>
          <table:table-cell table:style-name="ce35" table:formula="of:=IF(EXACT([.$B89]; &quot;&quot;) ; &quot;&quot; ; IF(EXACT([.$F87]; &quot;&quot;) ; &quot;Non saisie&quot;; IF(EXACT([.$F87]; &quot;Conforme&quot;); &quot;green&quot; ; &quot;Non conforme&quot;)))">
            <text:p/>
          </table:table-cell>
          <table:table-cell table:style-name="ce40"/>
        </table:table-row>
        <table:table-row table:style-name="ro1">
          <table:table-cell table:number-columns-repeated="4"/>
          <table:table-cell table:style-name="ce35" table:formula="of:=IF(EXACT([.$B90]; &quot;&quot;) ; &quot;&quot; ; IF(EXACT([.$F88]; &quot;&quot;) ; &quot;Non saisie&quot;; IF(EXACT([.$F88]; &quot;Conforme&quot;); &quot;green&quot; ; &quot;Non conforme&quot;)))">
            <text:p/>
          </table:table-cell>
          <table:table-cell table:style-name="ce40"/>
        </table:table-row>
        <table:table-row table:style-name="ro1">
          <table:table-cell table:number-columns-repeated="4"/>
          <table:table-cell table:style-name="ce35" table:formula="of:=IF(EXACT([.$B91]; &quot;&quot;) ; &quot;&quot; ; IF(EXACT([.$F89]; &quot;&quot;) ; &quot;Non saisie&quot;; IF(EXACT([.$F89]; &quot;Conforme&quot;); &quot;green&quot; ; &quot;Non conforme&quot;)))">
            <text:p/>
          </table:table-cell>
          <table:table-cell table:style-name="ce40"/>
        </table:table-row>
        <table:table-row table:style-name="ro1">
          <table:table-cell table:number-columns-repeated="4"/>
          <table:table-cell table:style-name="ce35" table:formula="of:=IF(EXACT([.$B92]; &quot;&quot;) ; &quot;&quot; ; IF(EXACT([.$F90]; &quot;&quot;) ; &quot;Non saisie&quot;; IF(EXACT([.$F90]; &quot;Conforme&quot;); &quot;green&quot; ; &quot;Non conforme&quot;)))">
            <text:p/>
          </table:table-cell>
          <table:table-cell table:style-name="ce40"/>
        </table:table-row>
        <table:table-row table:style-name="ro1">
          <table:table-cell table:number-columns-repeated="4"/>
          <table:table-cell table:style-name="ce35" table:formula="of:=IF(EXACT([.$B93]; &quot;&quot;) ; &quot;&quot; ; IF(EXACT([.$F91]; &quot;&quot;) ; &quot;Non saisie&quot;; IF(EXACT([.$F91]; &quot;Conforme&quot;); &quot;green&quot; ; &quot;Non conforme&quot;)))">
            <text:p/>
          </table:table-cell>
          <table:table-cell table:style-name="ce40"/>
        </table:table-row>
        <table:table-row table:style-name="ro1">
          <table:table-cell table:number-columns-repeated="4"/>
          <table:table-cell table:style-name="ce35" table:formula="of:=IF(EXACT([.$B94]; &quot;&quot;) ; &quot;&quot; ; IF(EXACT([.$F92]; &quot;&quot;) ; &quot;Non saisie&quot;; IF(EXACT([.$F92]; &quot;Conforme&quot;); &quot;green&quot; ; &quot;Non conforme&quot;)))">
            <text:p/>
          </table:table-cell>
          <table:table-cell table:style-name="ce40"/>
        </table:table-row>
        <table:table-row table:style-name="ro1">
          <table:table-cell table:number-columns-repeated="4"/>
          <table:table-cell table:style-name="ce35" table:formula="of:=IF(EXACT([.$B95]; &quot;&quot;) ; &quot;&quot; ; IF(EXACT([.$F93]; &quot;&quot;) ; &quot;Non saisie&quot;; IF(EXACT([.$F93]; &quot;Conforme&quot;); &quot;green&quot; ; &quot;Non conforme&quot;)))">
            <text:p/>
          </table:table-cell>
          <table:table-cell table:style-name="ce40"/>
        </table:table-row>
        <table:table-row table:style-name="ro1">
          <table:table-cell table:number-columns-repeated="4"/>
          <table:table-cell table:style-name="ce35" table:formula="of:=IF(EXACT([.$B96]; &quot;&quot;) ; &quot;&quot; ; IF(EXACT([.$F94]; &quot;&quot;) ; &quot;Non saisie&quot;; IF(EXACT([.$F94]; &quot;Conforme&quot;); &quot;green&quot; ; &quot;Non conforme&quot;)))">
            <text:p/>
          </table:table-cell>
          <table:table-cell table:style-name="ce40"/>
        </table:table-row>
        <table:table-row table:style-name="ro1">
          <table:table-cell table:number-columns-repeated="4"/>
          <table:table-cell table:style-name="ce35" table:formula="of:=IF(EXACT([.$B97]; &quot;&quot;) ; &quot;&quot; ; IF(EXACT([.$F95]; &quot;&quot;) ; &quot;Non saisie&quot;; IF(EXACT([.$F95]; &quot;Conforme&quot;); &quot;green&quot; ; &quot;Non conforme&quot;)))">
            <text:p/>
          </table:table-cell>
          <table:table-cell table:style-name="ce40"/>
        </table:table-row>
        <table:table-row table:style-name="ro1">
          <table:table-cell table:number-columns-repeated="4"/>
          <table:table-cell table:style-name="ce35" table:formula="of:=IF(EXACT([.$B98]; &quot;&quot;) ; &quot;&quot; ; IF(EXACT([.$F96]; &quot;&quot;) ; &quot;Non saisie&quot;; IF(EXACT([.$F96]; &quot;Conforme&quot;); &quot;green&quot; ; &quot;Non conforme&quot;)))">
            <text:p/>
          </table:table-cell>
          <table:table-cell table:style-name="ce40"/>
        </table:table-row>
        <table:table-row table:style-name="ro1">
          <table:table-cell table:number-columns-repeated="4"/>
          <table:table-cell table:style-name="ce35" table:formula="of:=IF(EXACT([.$B99]; &quot;&quot;) ; &quot;&quot; ; IF(EXACT([.$F97]; &quot;&quot;) ; &quot;Non saisie&quot;; IF(EXACT([.$F97]; &quot;Conforme&quot;); &quot;green&quot; ; &quot;Non conforme&quot;)))">
            <text:p/>
          </table:table-cell>
          <table:table-cell table:style-name="ce40"/>
        </table:table-row>
        <table:table-row table:style-name="ro1">
          <table:table-cell table:number-columns-repeated="4"/>
          <table:table-cell table:style-name="ce35" table:formula="of:=IF(EXACT([.$B100]; &quot;&quot;) ; &quot;&quot; ; IF(EXACT([.$F98]; &quot;&quot;) ; &quot;Non saisie&quot;; IF(EXACT([.$F98]; &quot;Conforme&quot;); &quot;green&quot; ; &quot;Non conforme&quot;)))">
            <text:p/>
          </table:table-cell>
          <table:table-cell table:style-name="ce40"/>
        </table:table-row>
        <table:table-row table:style-name="ro1">
          <table:table-cell table:number-columns-repeated="4"/>
          <table:table-cell table:style-name="ce35" table:formula="of:=IF(EXACT([.$B101]; &quot;&quot;) ; &quot;&quot; ; IF(EXACT([.$F99]; &quot;&quot;) ; &quot;Non saisie&quot;; IF(EXACT([.$F99]; &quot;Conforme&quot;); &quot;green&quot; ; &quot;Non conforme&quot;)))">
            <text:p/>
          </table:table-cell>
          <table:table-cell table:style-name="ce40"/>
        </table:table-row>
        <table:table-row table:style-name="ro1">
          <table:table-cell table:number-columns-repeated="4"/>
          <table:table-cell table:style-name="ce35" table:formula="of:=IF(EXACT([.$B102]; &quot;&quot;) ; &quot;&quot; ; IF(EXACT([.$F100]; &quot;&quot;) ; &quot;Non saisie&quot;; IF(EXACT([.$F100]; &quot;Conforme&quot;); &quot;green&quot; ; &quot;Non conforme&quot;)))">
            <text:p/>
          </table:table-cell>
          <table:table-cell table:style-name="ce40"/>
        </table:table-row>
        <table:table-row table:style-name="ro1">
          <table:table-cell table:number-columns-repeated="4"/>
          <table:table-cell table:style-name="ce35" table:formula="of:=IF(EXACT([.$B103]; &quot;&quot;) ; &quot;&quot; ; IF(EXACT([.$F101]; &quot;&quot;) ; &quot;Non saisie&quot;; IF(EXACT([.$F101]; &quot;Conforme&quot;); &quot;green&quot; ; &quot;Non conforme&quot;)))">
            <text:p/>
          </table:table-cell>
          <table:table-cell table:style-name="ce40"/>
        </table:table-row>
        <table:table-row table:style-name="ro1">
          <table:table-cell table:number-columns-repeated="4"/>
          <table:table-cell table:style-name="ce35" table:formula="of:=IF(EXACT([.$B104]; &quot;&quot;) ; &quot;&quot; ; IF(EXACT([.$F102]; &quot;&quot;) ; &quot;Non saisie&quot;; IF(EXACT([.$F102]; &quot;Conforme&quot;); &quot;green&quot; ; &quot;Non conforme&quot;)))">
            <text:p/>
          </table:table-cell>
          <table:table-cell table:style-name="ce40"/>
        </table:table-row>
        <table:table-row table:style-name="ro1">
          <table:table-cell table:number-columns-repeated="4"/>
          <table:table-cell table:style-name="ce35" table:formula="of:=IF(EXACT([.$B105]; &quot;&quot;) ; &quot;&quot; ; IF(EXACT([.$F103]; &quot;&quot;) ; &quot;Non saisie&quot;; IF(EXACT([.$F103]; &quot;Conforme&quot;); &quot;green&quot; ; &quot;Non conforme&quot;)))">
            <text:p/>
          </table:table-cell>
          <table:table-cell table:style-name="ce40"/>
        </table:table-row>
        <table:table-row table:style-name="ro1">
          <table:table-cell table:number-columns-repeated="4"/>
          <table:table-cell table:style-name="ce35" table:formula="of:=IF(EXACT([.$B106]; &quot;&quot;) ; &quot;&quot; ; IF(EXACT([.$F104]; &quot;&quot;) ; &quot;Non saisie&quot;; IF(EXACT([.$F104]; &quot;Conforme&quot;); &quot;green&quot; ; &quot;Non conforme&quot;)))">
            <text:p/>
          </table:table-cell>
          <table:table-cell table:style-name="ce40"/>
        </table:table-row>
        <table:table-row table:style-name="ro1">
          <table:table-cell table:number-columns-repeated="4"/>
          <table:table-cell table:style-name="ce35" table:formula="of:=IF(EXACT([.$B107]; &quot;&quot;) ; &quot;&quot; ; IF(EXACT([.$F105]; &quot;&quot;) ; &quot;Non saisie&quot;; IF(EXACT([.$F105]; &quot;Conforme&quot;); &quot;green&quot; ; &quot;Non conforme&quot;)))">
            <text:p/>
          </table:table-cell>
          <table:table-cell table:style-name="ce40"/>
        </table:table-row>
        <table:table-row table:style-name="ro1">
          <table:table-cell table:number-columns-repeated="4"/>
          <table:table-cell table:style-name="ce35" table:formula="of:=IF(EXACT([.$B108]; &quot;&quot;) ; &quot;&quot; ; IF(EXACT([.$F106]; &quot;&quot;) ; &quot;Non saisie&quot;; IF(EXACT([.$F106]; &quot;Conforme&quot;); &quot;green&quot; ; &quot;Non conforme&quot;)))">
            <text:p/>
          </table:table-cell>
          <table:table-cell table:style-name="ce40"/>
        </table:table-row>
        <table:table-row table:style-name="ro1">
          <table:table-cell table:number-columns-repeated="4"/>
          <table:table-cell table:style-name="ce35" table:formula="of:=IF(EXACT([.$B109]; &quot;&quot;) ; &quot;&quot; ; IF(EXACT([.$F107]; &quot;&quot;) ; &quot;Non saisie&quot;; IF(EXACT([.$F107]; &quot;Conforme&quot;); &quot;green&quot; ; &quot;Non conforme&quot;)))">
            <text:p/>
          </table:table-cell>
          <table:table-cell table:style-name="ce40"/>
        </table:table-row>
        <table:table-row table:style-name="ro1">
          <table:table-cell table:number-columns-repeated="4"/>
          <table:table-cell table:style-name="ce35" table:formula="of:=IF(EXACT([.$B110]; &quot;&quot;) ; &quot;&quot; ; IF(EXACT([.$F108]; &quot;&quot;) ; &quot;Non saisie&quot;; IF(EXACT([.$F108]; &quot;Conforme&quot;); &quot;green&quot; ; &quot;Non conforme&quot;)))">
            <text:p/>
          </table:table-cell>
          <table:table-cell table:style-name="ce40"/>
        </table:table-row>
        <table:table-row table:style-name="ro1">
          <table:table-cell table:number-columns-repeated="4"/>
          <table:table-cell table:style-name="ce35" table:formula="of:=IF(EXACT([.$B111]; &quot;&quot;) ; &quot;&quot; ; IF(EXACT([.$F109]; &quot;&quot;) ; &quot;Non saisie&quot;; IF(EXACT([.$F109]; &quot;Conforme&quot;); &quot;green&quot; ; &quot;Non conforme&quot;)))">
            <text:p/>
          </table:table-cell>
          <table:table-cell table:style-name="ce40"/>
        </table:table-row>
        <table:table-row table:style-name="ro1">
          <table:table-cell table:number-columns-repeated="4"/>
          <table:table-cell table:style-name="ce35" table:formula="of:=IF(EXACT([.$B112]; &quot;&quot;) ; &quot;&quot; ; IF(EXACT([.$F110]; &quot;&quot;) ; &quot;Non saisie&quot;; IF(EXACT([.$F110]; &quot;Conforme&quot;); &quot;green&quot; ; &quot;Non conforme&quot;)))">
            <text:p/>
          </table:table-cell>
          <table:table-cell table:style-name="ce40"/>
        </table:table-row>
        <table:table-row table:style-name="ro1">
          <table:table-cell table:number-columns-repeated="4"/>
          <table:table-cell table:style-name="ce35" table:formula="of:=IF(EXACT([.$B113]; &quot;&quot;) ; &quot;&quot; ; IF(EXACT([.$F111]; &quot;&quot;) ; &quot;Non saisie&quot;; IF(EXACT([.$F111]; &quot;Conforme&quot;); &quot;green&quot; ; &quot;Non conforme&quot;)))">
            <text:p/>
          </table:table-cell>
          <table:table-cell table:style-name="ce40"/>
        </table:table-row>
        <table:table-row table:style-name="ro1">
          <table:table-cell table:number-columns-repeated="4"/>
          <table:table-cell table:style-name="ce35" table:formula="of:=IF(EXACT([.$B114]; &quot;&quot;) ; &quot;&quot; ; IF(EXACT([.$F112]; &quot;&quot;) ; &quot;Non saisie&quot;; IF(EXACT([.$F112]; &quot;Conforme&quot;); &quot;green&quot; ; &quot;Non conforme&quot;)))">
            <text:p/>
          </table:table-cell>
          <table:table-cell table:style-name="ce40"/>
        </table:table-row>
        <table:table-row table:style-name="ro1">
          <table:table-cell table:number-columns-repeated="4"/>
          <table:table-cell table:style-name="ce35" table:formula="of:=IF(EXACT([.$B115]; &quot;&quot;) ; &quot;&quot; ; IF(EXACT([.$F113]; &quot;&quot;) ; &quot;Non saisie&quot;; IF(EXACT([.$F113]; &quot;Conforme&quot;); &quot;green&quot; ; &quot;Non conforme&quot;)))">
            <text:p/>
          </table:table-cell>
          <table:table-cell table:style-name="ce40"/>
        </table:table-row>
        <table:table-row table:style-name="ro1">
          <table:table-cell table:number-columns-repeated="4"/>
          <table:table-cell table:style-name="ce35" table:formula="of:=IF(EXACT([.$B116]; &quot;&quot;) ; &quot;&quot; ; IF(EXACT([.$F114]; &quot;&quot;) ; &quot;Non saisie&quot;; IF(EXACT([.$F114]; &quot;Conforme&quot;); &quot;green&quot; ; &quot;Non conforme&quot;)))">
            <text:p/>
          </table:table-cell>
          <table:table-cell table:style-name="ce40"/>
        </table:table-row>
        <table:table-row table:style-name="ro1">
          <table:table-cell table:number-columns-repeated="4"/>
          <table:table-cell table:style-name="ce35" table:formula="of:=IF(EXACT([.$B117]; &quot;&quot;) ; &quot;&quot; ; IF(EXACT([.$F115]; &quot;&quot;) ; &quot;Non saisie&quot;; IF(EXACT([.$F115]; &quot;Conforme&quot;); &quot;green&quot; ; &quot;Non conforme&quot;)))">
            <text:p/>
          </table:table-cell>
          <table:table-cell table:style-name="ce40"/>
        </table:table-row>
        <table:table-row table:style-name="ro1">
          <table:table-cell table:number-columns-repeated="4"/>
          <table:table-cell table:style-name="ce35" table:formula="of:=IF(EXACT([.$B118]; &quot;&quot;) ; &quot;&quot; ; IF(EXACT([.$F116]; &quot;&quot;) ; &quot;Non saisie&quot;; IF(EXACT([.$F116]; &quot;Conforme&quot;); &quot;green&quot; ; &quot;Non conforme&quot;)))">
            <text:p/>
          </table:table-cell>
          <table:table-cell table:style-name="ce40"/>
        </table:table-row>
        <table:table-row table:style-name="ro1">
          <table:table-cell table:number-columns-repeated="4"/>
          <table:table-cell table:style-name="ce35" table:formula="of:=IF(EXACT([.$B119]; &quot;&quot;) ; &quot;&quot; ; IF(EXACT([.$F117]; &quot;&quot;) ; &quot;Non saisie&quot;; IF(EXACT([.$F117]; &quot;Conforme&quot;); &quot;green&quot; ; &quot;Non conforme&quot;)))">
            <text:p/>
          </table:table-cell>
          <table:table-cell table:style-name="ce40"/>
        </table:table-row>
        <table:table-row table:style-name="ro1">
          <table:table-cell table:number-columns-repeated="4"/>
          <table:table-cell table:style-name="ce35" table:formula="of:=IF(EXACT([.$B120]; &quot;&quot;) ; &quot;&quot; ; IF(EXACT([.$F118]; &quot;&quot;) ; &quot;Non saisie&quot;; IF(EXACT([.$F118]; &quot;Conforme&quot;); &quot;green&quot; ; &quot;Non conforme&quot;)))">
            <text:p/>
          </table:table-cell>
          <table:table-cell table:style-name="ce40"/>
        </table:table-row>
        <table:table-row table:style-name="ro1">
          <table:table-cell table:number-columns-repeated="4"/>
          <table:table-cell table:style-name="ce35" table:formula="of:=IF(EXACT([.$B121]; &quot;&quot;) ; &quot;&quot; ; IF(EXACT([.$F119]; &quot;&quot;) ; &quot;Non saisie&quot;; IF(EXACT([.$F119]; &quot;Conforme&quot;); &quot;green&quot; ; &quot;Non conforme&quot;)))">
            <text:p/>
          </table:table-cell>
          <table:table-cell table:style-name="ce40"/>
        </table:table-row>
        <table:table-row table:style-name="ro1">
          <table:table-cell table:number-columns-repeated="4"/>
          <table:table-cell table:style-name="ce35" table:formula="of:=IF(EXACT([.$B122]; &quot;&quot;) ; &quot;&quot; ; IF(EXACT([.$F120]; &quot;&quot;) ; &quot;Non saisie&quot;; IF(EXACT([.$F120]; &quot;Conforme&quot;); &quot;green&quot; ; &quot;Non conforme&quot;)))">
            <text:p/>
          </table:table-cell>
          <table:table-cell table:style-name="ce40"/>
        </table:table-row>
        <table:table-row table:style-name="ro1">
          <table:table-cell table:number-columns-repeated="4"/>
          <table:table-cell table:style-name="ce35" table:formula="of:=IF(EXACT([.$B123]; &quot;&quot;) ; &quot;&quot; ; IF(EXACT([.$F121]; &quot;&quot;) ; &quot;Non saisie&quot;; IF(EXACT([.$F121]; &quot;Conforme&quot;); &quot;green&quot; ; &quot;Non conforme&quot;)))">
            <text:p/>
          </table:table-cell>
          <table:table-cell table:style-name="ce40"/>
        </table:table-row>
        <table:table-row table:style-name="ro1">
          <table:table-cell table:number-columns-repeated="4"/>
          <table:table-cell table:style-name="ce35" table:formula="of:=IF(EXACT([.$B124]; &quot;&quot;) ; &quot;&quot; ; IF(EXACT([.$F122]; &quot;&quot;) ; &quot;Non saisie&quot;; IF(EXACT([.$F122]; &quot;Conforme&quot;); &quot;green&quot; ; &quot;Non conforme&quot;)))">
            <text:p/>
          </table:table-cell>
          <table:table-cell table:style-name="ce40"/>
        </table:table-row>
        <table:table-row table:style-name="ro1">
          <table:table-cell table:number-columns-repeated="4"/>
          <table:table-cell table:style-name="ce35" table:formula="of:=IF(EXACT([.$B125]; &quot;&quot;) ; &quot;&quot; ; IF(EXACT([.$F123]; &quot;&quot;) ; &quot;Non saisie&quot;; IF(EXACT([.$F123]; &quot;Conforme&quot;); &quot;green&quot; ; &quot;Non conforme&quot;)))">
            <text:p/>
          </table:table-cell>
          <table:table-cell table:style-name="ce40"/>
        </table:table-row>
        <table:table-row table:style-name="ro1">
          <table:table-cell table:number-columns-repeated="4"/>
          <table:table-cell table:style-name="ce35" table:formula="of:=IF(EXACT([.$B126]; &quot;&quot;) ; &quot;&quot; ; IF(EXACT([.$F124]; &quot;&quot;) ; &quot;Non saisie&quot;; IF(EXACT([.$F124]; &quot;Conforme&quot;); &quot;green&quot; ; &quot;Non conforme&quot;)))">
            <text:p/>
          </table:table-cell>
          <table:table-cell table:style-name="ce40"/>
        </table:table-row>
        <table:table-row table:style-name="ro1">
          <table:table-cell table:number-columns-repeated="4"/>
          <table:table-cell table:style-name="ce35" table:formula="of:=IF(EXACT([.$B127]; &quot;&quot;) ; &quot;&quot; ; IF(EXACT([.$F125]; &quot;&quot;) ; &quot;Non saisie&quot;; IF(EXACT([.$F125]; &quot;Conforme&quot;); &quot;green&quot; ; &quot;Non conforme&quot;)))">
            <text:p/>
          </table:table-cell>
          <table:table-cell table:style-name="ce40"/>
        </table:table-row>
        <table:table-row table:style-name="ro1">
          <table:table-cell table:number-columns-repeated="4"/>
          <table:table-cell table:style-name="ce35" table:formula="of:=IF(EXACT([.$B128]; &quot;&quot;) ; &quot;&quot; ; IF(EXACT([.$F126]; &quot;&quot;) ; &quot;Non saisie&quot;; IF(EXACT([.$F126]; &quot;Conforme&quot;); &quot;green&quot; ; &quot;Non conforme&quot;)))">
            <text:p/>
          </table:table-cell>
          <table:table-cell table:style-name="ce40"/>
        </table:table-row>
        <table:table-row table:style-name="ro1">
          <table:table-cell table:number-columns-repeated="4"/>
          <table:table-cell table:style-name="ce35" table:formula="of:=IF(EXACT([.$B129]; &quot;&quot;) ; &quot;&quot; ; IF(EXACT([.$F127]; &quot;&quot;) ; &quot;Non saisie&quot;; IF(EXACT([.$F127]; &quot;Conforme&quot;); &quot;green&quot; ; &quot;Non conforme&quot;)))">
            <text:p/>
          </table:table-cell>
          <table:table-cell table:style-name="ce40"/>
        </table:table-row>
        <table:table-row table:style-name="ro1">
          <table:table-cell table:number-columns-repeated="4"/>
          <table:table-cell table:style-name="ce35" table:formula="of:=IF(EXACT([.$B130]; &quot;&quot;) ; &quot;&quot; ; IF(EXACT([.$F128]; &quot;&quot;) ; &quot;Non saisie&quot;; IF(EXACT([.$F128]; &quot;Conforme&quot;); &quot;green&quot; ; &quot;Non conforme&quot;)))">
            <text:p/>
          </table:table-cell>
          <table:table-cell table:style-name="ce40"/>
        </table:table-row>
        <table:table-row table:style-name="ro1">
          <table:table-cell table:number-columns-repeated="4"/>
          <table:table-cell table:style-name="ce35" table:formula="of:=IF(EXACT([.$B131]; &quot;&quot;) ; &quot;&quot; ; IF(EXACT([.$F129]; &quot;&quot;) ; &quot;Non saisie&quot;; IF(EXACT([.$F129]; &quot;Conforme&quot;); &quot;green&quot; ; &quot;Non conforme&quot;)))">
            <text:p/>
          </table:table-cell>
          <table:table-cell table:style-name="ce40"/>
        </table:table-row>
        <table:table-row table:style-name="ro1">
          <table:table-cell table:number-columns-repeated="4"/>
          <table:table-cell table:style-name="ce35" table:formula="of:=IF(EXACT([.$B132]; &quot;&quot;) ; &quot;&quot; ; IF(EXACT([.$F130]; &quot;&quot;) ; &quot;Non saisie&quot;; IF(EXACT([.$F130]; &quot;Conforme&quot;); &quot;green&quot; ; &quot;Non conforme&quot;)))">
            <text:p/>
          </table:table-cell>
          <table:table-cell table:style-name="ce40"/>
        </table:table-row>
        <table:table-row table:style-name="ro1">
          <table:table-cell table:number-columns-repeated="4"/>
          <table:table-cell table:style-name="ce35" table:formula="of:=IF(EXACT([.$B133]; &quot;&quot;) ; &quot;&quot; ; IF(EXACT([.$F131]; &quot;&quot;) ; &quot;Non saisie&quot;; IF(EXACT([.$F131]; &quot;Conforme&quot;); &quot;green&quot; ; &quot;Non conforme&quot;)))">
            <text:p/>
          </table:table-cell>
          <table:table-cell table:style-name="ce40"/>
        </table:table-row>
        <table:table-row table:style-name="ro1">
          <table:table-cell table:number-columns-repeated="4"/>
          <table:table-cell table:style-name="ce35" table:formula="of:=IF(EXACT([.$B134]; &quot;&quot;) ; &quot;&quot; ; IF(EXACT([.$F132]; &quot;&quot;) ; &quot;Non saisie&quot;; IF(EXACT([.$F132]; &quot;Conforme&quot;); &quot;green&quot; ; &quot;Non conforme&quot;)))">
            <text:p/>
          </table:table-cell>
          <table:table-cell table:style-name="ce40"/>
        </table:table-row>
        <table:table-row table:style-name="ro1">
          <table:table-cell table:number-columns-repeated="4"/>
          <table:table-cell table:style-name="ce35" table:formula="of:=IF(EXACT([.$B135]; &quot;&quot;) ; &quot;&quot; ; IF(EXACT([.$F133]; &quot;&quot;) ; &quot;Non saisie&quot;; IF(EXACT([.$F133]; &quot;Conforme&quot;); &quot;green&quot; ; &quot;Non conforme&quot;)))">
            <text:p/>
          </table:table-cell>
          <table:table-cell table:style-name="ce40"/>
        </table:table-row>
        <table:table-row table:style-name="ro1">
          <table:table-cell table:number-columns-repeated="4"/>
          <table:table-cell table:style-name="ce35" table:formula="of:=IF(EXACT([.$B136]; &quot;&quot;) ; &quot;&quot; ; IF(EXACT([.$F134]; &quot;&quot;) ; &quot;Non saisie&quot;; IF(EXACT([.$F134]; &quot;Conforme&quot;); &quot;green&quot; ; &quot;Non conforme&quot;)))">
            <text:p/>
          </table:table-cell>
          <table:table-cell table:style-name="ce40"/>
        </table:table-row>
        <table:table-row table:style-name="ro1">
          <table:table-cell table:number-columns-repeated="4"/>
          <table:table-cell table:style-name="ce35" table:formula="of:=IF(EXACT([.$B137]; &quot;&quot;) ; &quot;&quot; ; IF(EXACT([.$F135]; &quot;&quot;) ; &quot;Non saisie&quot;; IF(EXACT([.$F135]; &quot;Conforme&quot;); &quot;green&quot; ; &quot;Non conforme&quot;)))">
            <text:p/>
          </table:table-cell>
          <table:table-cell table:style-name="ce40"/>
        </table:table-row>
        <table:table-row table:style-name="ro1">
          <table:table-cell table:number-columns-repeated="4"/>
          <table:table-cell table:style-name="ce35" table:formula="of:=IF(EXACT([.$B138]; &quot;&quot;) ; &quot;&quot; ; IF(EXACT([.$F136]; &quot;&quot;) ; &quot;Non saisie&quot;; IF(EXACT([.$F136]; &quot;Conforme&quot;); &quot;green&quot; ; &quot;Non conforme&quot;)))">
            <text:p/>
          </table:table-cell>
          <table:table-cell table:style-name="ce40"/>
        </table:table-row>
        <table:table-row table:style-name="ro1">
          <table:table-cell table:number-columns-repeated="4"/>
          <table:table-cell table:style-name="ce35" table:formula="of:=IF(EXACT([.$B139]; &quot;&quot;) ; &quot;&quot; ; IF(EXACT([.$F137]; &quot;&quot;) ; &quot;Non saisie&quot;; IF(EXACT([.$F137]; &quot;Conforme&quot;); &quot;green&quot; ; &quot;Non conforme&quot;)))">
            <text:p/>
          </table:table-cell>
          <table:table-cell table:style-name="ce40"/>
        </table:table-row>
        <table:table-row table:style-name="ro1">
          <table:table-cell table:number-columns-repeated="4"/>
          <table:table-cell table:style-name="ce35" table:formula="of:=IF(EXACT([.$B140]; &quot;&quot;) ; &quot;&quot; ; IF(EXACT([.$F138]; &quot;&quot;) ; &quot;Non saisie&quot;; IF(EXACT([.$F138]; &quot;Conforme&quot;); &quot;green&quot; ; &quot;Non conforme&quot;)))">
            <text:p/>
          </table:table-cell>
          <table:table-cell table:style-name="ce40"/>
        </table:table-row>
        <table:table-row table:style-name="ro1">
          <table:table-cell table:number-columns-repeated="4"/>
          <table:table-cell table:style-name="ce35" table:formula="of:=IF(EXACT([.$B141]; &quot;&quot;) ; &quot;&quot; ; IF(EXACT([.$F139]; &quot;&quot;) ; &quot;Non saisie&quot;; IF(EXACT([.$F139]; &quot;Conforme&quot;); &quot;green&quot; ; &quot;Non conforme&quot;)))">
            <text:p/>
          </table:table-cell>
          <table:table-cell table:style-name="ce40"/>
        </table:table-row>
        <table:table-row table:style-name="ro1">
          <table:table-cell table:number-columns-repeated="4"/>
          <table:table-cell table:style-name="ce35" table:formula="of:=IF(EXACT([.$B142]; &quot;&quot;) ; &quot;&quot; ; IF(EXACT([.$F140]; &quot;&quot;) ; &quot;Non saisie&quot;; IF(EXACT([.$F140]; &quot;Conforme&quot;); &quot;green&quot; ; &quot;Non conforme&quot;)))">
            <text:p/>
          </table:table-cell>
          <table:table-cell table:style-name="ce40"/>
        </table:table-row>
        <table:table-row table:style-name="ro1">
          <table:table-cell table:number-columns-repeated="4"/>
          <table:table-cell table:style-name="ce35" table:formula="of:=IF(EXACT([.$B143]; &quot;&quot;) ; &quot;&quot; ; IF(EXACT([.$F141]; &quot;&quot;) ; &quot;Non saisie&quot;; IF(EXACT([.$F141]; &quot;Conforme&quot;); &quot;green&quot; ; &quot;Non conforme&quot;)))">
            <text:p/>
          </table:table-cell>
          <table:table-cell table:style-name="ce40"/>
        </table:table-row>
        <table:table-row table:style-name="ro1">
          <table:table-cell table:number-columns-repeated="4"/>
          <table:table-cell table:style-name="ce35" table:formula="of:=IF(EXACT([.$B144]; &quot;&quot;) ; &quot;&quot; ; IF(EXACT([.$F142]; &quot;&quot;) ; &quot;Non saisie&quot;; IF(EXACT([.$F142]; &quot;Conforme&quot;); &quot;green&quot; ; &quot;Non conforme&quot;)))">
            <text:p/>
          </table:table-cell>
          <table:table-cell table:style-name="ce40"/>
        </table:table-row>
        <table:table-row table:style-name="ro1">
          <table:table-cell table:number-columns-repeated="4"/>
          <table:table-cell table:style-name="ce35" table:formula="of:=IF(EXACT([.$B145]; &quot;&quot;) ; &quot;&quot; ; IF(EXACT([.$F143]; &quot;&quot;) ; &quot;Non saisie&quot;; IF(EXACT([.$F143]; &quot;Conforme&quot;); &quot;green&quot; ; &quot;Non conforme&quot;)))">
            <text:p/>
          </table:table-cell>
          <table:table-cell table:style-name="ce40"/>
        </table:table-row>
        <table:table-row table:style-name="ro1">
          <table:table-cell table:number-columns-repeated="4"/>
          <table:table-cell table:style-name="ce35" table:formula="of:=IF(EXACT([.$B146]; &quot;&quot;) ; &quot;&quot; ; IF(EXACT([.$F144]; &quot;&quot;) ; &quot;Non saisie&quot;; IF(EXACT([.$F144]; &quot;Conforme&quot;); &quot;green&quot; ; &quot;Non conforme&quot;)))">
            <text:p/>
          </table:table-cell>
          <table:table-cell table:style-name="ce40"/>
        </table:table-row>
        <table:table-row table:style-name="ro1">
          <table:table-cell table:number-columns-repeated="4"/>
          <table:table-cell table:style-name="ce35" table:formula="of:=IF(EXACT([.$B147]; &quot;&quot;) ; &quot;&quot; ; IF(EXACT([.$F145]; &quot;&quot;) ; &quot;Non saisie&quot;; IF(EXACT([.$F145]; &quot;Conforme&quot;); &quot;green&quot; ; &quot;Non conforme&quot;)))">
            <text:p/>
          </table:table-cell>
          <table:table-cell table:style-name="ce40"/>
        </table:table-row>
        <table:table-row table:style-name="ro1">
          <table:table-cell table:number-columns-repeated="4"/>
          <table:table-cell table:style-name="ce35" table:formula="of:=IF(EXACT([.$B148]; &quot;&quot;) ; &quot;&quot; ; IF(EXACT([.$F146]; &quot;&quot;) ; &quot;Non saisie&quot;; IF(EXACT([.$F146]; &quot;Conforme&quot;); &quot;green&quot; ; &quot;Non conforme&quot;)))">
            <text:p/>
          </table:table-cell>
          <table:table-cell table:style-name="ce40"/>
        </table:table-row>
        <table:table-row table:style-name="ro1">
          <table:table-cell table:number-columns-repeated="4"/>
          <table:table-cell table:style-name="ce35" table:formula="of:=IF(EXACT([.$B149]; &quot;&quot;) ; &quot;&quot; ; IF(EXACT([.$F147]; &quot;&quot;) ; &quot;Non saisie&quot;; IF(EXACT([.$F147]; &quot;Conforme&quot;); &quot;green&quot; ; &quot;Non conforme&quot;)))">
            <text:p/>
          </table:table-cell>
          <table:table-cell table:style-name="ce40"/>
        </table:table-row>
        <table:table-row table:style-name="ro1">
          <table:table-cell table:number-columns-repeated="4"/>
          <table:table-cell table:style-name="ce35" table:formula="of:=IF(EXACT([.$B150]; &quot;&quot;) ; &quot;&quot; ; IF(EXACT([.$F148]; &quot;&quot;) ; &quot;Non saisie&quot;; IF(EXACT([.$F148]; &quot;Conforme&quot;); &quot;green&quot; ; &quot;Non conforme&quot;)))">
            <text:p/>
          </table:table-cell>
          <table:table-cell table:style-name="ce40"/>
        </table:table-row>
        <table:table-row table:style-name="ro1">
          <table:table-cell table:number-columns-repeated="4"/>
          <table:table-cell table:style-name="ce35" table:formula="of:=IF(EXACT([.$B151]; &quot;&quot;) ; &quot;&quot; ; IF(EXACT([.$F149]; &quot;&quot;) ; &quot;Non saisie&quot;; IF(EXACT([.$F149]; &quot;Conforme&quot;); &quot;green&quot; ; &quot;Non conforme&quot;)))">
            <text:p/>
          </table:table-cell>
          <table:table-cell table:style-name="ce40"/>
        </table:table-row>
        <table:table-row table:style-name="ro1">
          <table:table-cell table:number-columns-repeated="4"/>
          <table:table-cell table:style-name="ce35" table:formula="of:=IF(EXACT([.$B152]; &quot;&quot;) ; &quot;&quot; ; IF(EXACT([.$F150]; &quot;&quot;) ; &quot;Non saisie&quot;; IF(EXACT([.$F150]; &quot;Conforme&quot;); &quot;green&quot; ; &quot;Non conforme&quot;)))">
            <text:p/>
          </table:table-cell>
          <table:table-cell table:style-name="ce40"/>
        </table:table-row>
        <table:table-row table:style-name="ro1">
          <table:table-cell table:number-columns-repeated="4"/>
          <table:table-cell table:style-name="ce35" table:formula="of:=IF(EXACT([.$B153]; &quot;&quot;) ; &quot;&quot; ; IF(EXACT([.$F151]; &quot;&quot;) ; &quot;Non saisie&quot;; IF(EXACT([.$F151]; &quot;Conforme&quot;); &quot;green&quot; ; &quot;Non conforme&quot;)))">
            <text:p/>
          </table:table-cell>
          <table:table-cell table:style-name="ce40"/>
        </table:table-row>
        <table:table-row table:style-name="ro1">
          <table:table-cell table:number-columns-repeated="4"/>
          <table:table-cell table:style-name="ce35" table:formula="of:=IF(EXACT([.$B154]; &quot;&quot;) ; &quot;&quot; ; IF(EXACT([.$F152]; &quot;&quot;) ; &quot;Non saisie&quot;; IF(EXACT([.$F152]; &quot;Conforme&quot;); &quot;green&quot; ; &quot;Non conforme&quot;)))">
            <text:p/>
          </table:table-cell>
          <table:table-cell table:style-name="ce40"/>
        </table:table-row>
        <table:table-row table:style-name="ro1">
          <table:table-cell table:number-columns-repeated="4"/>
          <table:table-cell table:style-name="ce35" table:formula="of:=IF(EXACT([.$B155]; &quot;&quot;) ; &quot;&quot; ; IF(EXACT([.$F153]; &quot;&quot;) ; &quot;Non saisie&quot;; IF(EXACT([.$F153]; &quot;Conforme&quot;); &quot;green&quot; ; &quot;Non conforme&quot;)))">
            <text:p/>
          </table:table-cell>
          <table:table-cell table:style-name="ce40"/>
        </table:table-row>
        <table:table-row table:style-name="ro1">
          <table:table-cell table:number-columns-repeated="4"/>
          <table:table-cell table:style-name="ce35" table:formula="of:=IF(EXACT([.$B156]; &quot;&quot;) ; &quot;&quot; ; IF(EXACT([.$F154]; &quot;&quot;) ; &quot;Non saisie&quot;; IF(EXACT([.$F154]; &quot;Conforme&quot;); &quot;green&quot; ; &quot;Non conforme&quot;)))">
            <text:p/>
          </table:table-cell>
          <table:table-cell table:style-name="ce40"/>
        </table:table-row>
        <table:table-row table:style-name="ro1">
          <table:table-cell table:number-columns-repeated="4"/>
          <table:table-cell table:style-name="ce35" table:formula="of:=IF(EXACT([.$B157]; &quot;&quot;) ; &quot;&quot; ; IF(EXACT([.$F155]; &quot;&quot;) ; &quot;Non saisie&quot;; IF(EXACT([.$F155]; &quot;Conforme&quot;); &quot;green&quot; ; &quot;Non conforme&quot;)))">
            <text:p/>
          </table:table-cell>
          <table:table-cell table:style-name="ce40"/>
        </table:table-row>
        <table:table-row table:style-name="ro1">
          <table:table-cell table:number-columns-repeated="4"/>
          <table:table-cell table:style-name="ce35" table:formula="of:=IF(EXACT([.$B158]; &quot;&quot;) ; &quot;&quot; ; IF(EXACT([.$F156]; &quot;&quot;) ; &quot;Non saisie&quot;; IF(EXACT([.$F156]; &quot;Conforme&quot;); &quot;green&quot; ; &quot;Non conforme&quot;)))">
            <text:p/>
          </table:table-cell>
          <table:table-cell table:style-name="ce40"/>
        </table:table-row>
        <table:table-row table:style-name="ro1">
          <table:table-cell table:number-columns-repeated="4"/>
          <table:table-cell table:style-name="ce35" table:formula="of:=IF(EXACT([.$B159]; &quot;&quot;) ; &quot;&quot; ; IF(EXACT([.$F157]; &quot;&quot;) ; &quot;Non saisie&quot;; IF(EXACT([.$F157]; &quot;Conforme&quot;); &quot;green&quot; ; &quot;Non conforme&quot;)))">
            <text:p/>
          </table:table-cell>
          <table:table-cell table:style-name="ce40"/>
        </table:table-row>
        <table:table-row table:style-name="ro1">
          <table:table-cell table:number-columns-repeated="4"/>
          <table:table-cell table:style-name="ce35" table:formula="of:=IF(EXACT([.$B160]; &quot;&quot;) ; &quot;&quot; ; IF(EXACT([.$F158]; &quot;&quot;) ; &quot;Non saisie&quot;; IF(EXACT([.$F158]; &quot;Conforme&quot;); &quot;green&quot; ; &quot;Non conforme&quot;)))">
            <text:p/>
          </table:table-cell>
          <table:table-cell table:style-name="ce40"/>
        </table:table-row>
        <table:table-row table:style-name="ro1">
          <table:table-cell table:number-columns-repeated="4"/>
          <table:table-cell table:style-name="ce35" table:formula="of:=IF(EXACT([.$B161]; &quot;&quot;) ; &quot;&quot; ; IF(EXACT([.$F159]; &quot;&quot;) ; &quot;Non saisie&quot;; IF(EXACT([.$F159]; &quot;Conforme&quot;); &quot;green&quot; ; &quot;Non conforme&quot;)))">
            <text:p/>
          </table:table-cell>
          <table:table-cell table:style-name="ce40"/>
        </table:table-row>
        <table:table-row table:style-name="ro1">
          <table:table-cell table:number-columns-repeated="4"/>
          <table:table-cell table:style-name="ce35" table:formula="of:=IF(EXACT([.$B162]; &quot;&quot;) ; &quot;&quot; ; IF(EXACT([.$F160]; &quot;&quot;) ; &quot;Non saisie&quot;; IF(EXACT([.$F160]; &quot;Conforme&quot;); &quot;green&quot; ; &quot;Non conforme&quot;)))">
            <text:p/>
          </table:table-cell>
          <table:table-cell table:style-name="ce40"/>
        </table:table-row>
        <table:table-row table:style-name="ro1">
          <table:table-cell table:number-columns-repeated="4"/>
          <table:table-cell table:style-name="ce35" table:formula="of:=IF(EXACT([.$B163]; &quot;&quot;) ; &quot;&quot; ; IF(EXACT([.$F161]; &quot;&quot;) ; &quot;Non saisie&quot;; IF(EXACT([.$F161]; &quot;Conforme&quot;); &quot;green&quot; ; &quot;Non conforme&quot;)))">
            <text:p/>
          </table:table-cell>
          <table:table-cell table:style-name="ce40"/>
        </table:table-row>
        <table:table-row table:style-name="ro1">
          <table:table-cell table:number-columns-repeated="4"/>
          <table:table-cell table:style-name="ce35" table:formula="of:=IF(EXACT([.$B164]; &quot;&quot;) ; &quot;&quot; ; IF(EXACT([.$F162]; &quot;&quot;) ; &quot;Non saisie&quot;; IF(EXACT([.$F162]; &quot;Conforme&quot;); &quot;green&quot; ; &quot;Non conforme&quot;)))">
            <text:p/>
          </table:table-cell>
          <table:table-cell table:style-name="ce40"/>
        </table:table-row>
        <table:table-row table:style-name="ro1">
          <table:table-cell table:number-columns-repeated="4"/>
          <table:table-cell table:style-name="ce35" table:formula="of:=IF(EXACT([.$B165]; &quot;&quot;) ; &quot;&quot; ; IF(EXACT([.$F163]; &quot;&quot;) ; &quot;Non saisie&quot;; IF(EXACT([.$F163]; &quot;Conforme&quot;); &quot;green&quot; ; &quot;Non conforme&quot;)))">
            <text:p/>
          </table:table-cell>
          <table:table-cell table:style-name="ce40"/>
        </table:table-row>
        <table:table-row table:style-name="ro1">
          <table:table-cell table:number-columns-repeated="4"/>
          <table:table-cell table:style-name="ce35" table:formula="of:=IF(EXACT([.$B166]; &quot;&quot;) ; &quot;&quot; ; IF(EXACT([.$F164]; &quot;&quot;) ; &quot;Non saisie&quot;; IF(EXACT([.$F164]; &quot;Conforme&quot;); &quot;green&quot; ; &quot;Non conforme&quot;)))">
            <text:p/>
          </table:table-cell>
          <table:table-cell table:style-name="ce40"/>
        </table:table-row>
        <table:table-row table:style-name="ro1">
          <table:table-cell table:number-columns-repeated="4"/>
          <table:table-cell table:style-name="ce35" table:formula="of:=IF(EXACT([.$B167]; &quot;&quot;) ; &quot;&quot; ; IF(EXACT([.$F165]; &quot;&quot;) ; &quot;Non saisie&quot;; IF(EXACT([.$F165]; &quot;Conforme&quot;); &quot;green&quot; ; &quot;Non conforme&quot;)))">
            <text:p/>
          </table:table-cell>
          <table:table-cell table:style-name="ce40"/>
        </table:table-row>
        <table:table-row table:style-name="ro1">
          <table:table-cell table:number-columns-repeated="4"/>
          <table:table-cell table:style-name="ce35" table:formula="of:=IF(EXACT([.$B168]; &quot;&quot;) ; &quot;&quot; ; IF(EXACT([.$F166]; &quot;&quot;) ; &quot;Non saisie&quot;; IF(EXACT([.$F166]; &quot;Conforme&quot;); &quot;green&quot; ; &quot;Non conforme&quot;)))">
            <text:p/>
          </table:table-cell>
          <table:table-cell table:style-name="ce40"/>
        </table:table-row>
        <table:table-row table:style-name="ro1">
          <table:table-cell table:number-columns-repeated="4"/>
          <table:table-cell table:style-name="ce35" table:formula="of:=IF(EXACT([.$B169]; &quot;&quot;) ; &quot;&quot; ; IF(EXACT([.$F167]; &quot;&quot;) ; &quot;Non saisie&quot;; IF(EXACT([.$F167]; &quot;Conforme&quot;); &quot;green&quot; ; &quot;Non conforme&quot;)))">
            <text:p/>
          </table:table-cell>
          <table:table-cell table:style-name="ce40"/>
        </table:table-row>
        <table:table-row table:style-name="ro1">
          <table:table-cell table:number-columns-repeated="4"/>
          <table:table-cell table:style-name="ce35" table:formula="of:=IF(EXACT([.$B170]; &quot;&quot;) ; &quot;&quot; ; IF(EXACT([.$F168]; &quot;&quot;) ; &quot;Non saisie&quot;; IF(EXACT([.$F168]; &quot;Conforme&quot;); &quot;green&quot; ; &quot;Non conforme&quot;)))">
            <text:p/>
          </table:table-cell>
          <table:table-cell table:style-name="ce40"/>
        </table:table-row>
        <table:table-row table:style-name="ro1">
          <table:table-cell table:number-columns-repeated="4"/>
          <table:table-cell table:style-name="ce35" table:formula="of:=IF(EXACT([.$B171]; &quot;&quot;) ; &quot;&quot; ; IF(EXACT([.$F169]; &quot;&quot;) ; &quot;Non saisie&quot;; IF(EXACT([.$F169]; &quot;Conforme&quot;); &quot;green&quot; ; &quot;Non conforme&quot;)))">
            <text:p/>
          </table:table-cell>
          <table:table-cell table:style-name="ce40"/>
        </table:table-row>
        <table:table-row table:style-name="ro1">
          <table:table-cell table:number-columns-repeated="4"/>
          <table:table-cell table:style-name="ce35" table:formula="of:=IF(EXACT([.$B172]; &quot;&quot;) ; &quot;&quot; ; IF(EXACT([.$F170]; &quot;&quot;) ; &quot;Non saisie&quot;; IF(EXACT([.$F170]; &quot;Conforme&quot;); &quot;green&quot; ; &quot;Non conforme&quot;)))">
            <text:p/>
          </table:table-cell>
          <table:table-cell table:style-name="ce40"/>
        </table:table-row>
        <table:table-row table:style-name="ro1">
          <table:table-cell table:number-columns-repeated="4"/>
          <table:table-cell table:style-name="ce35" table:formula="of:=IF(EXACT([.$B173]; &quot;&quot;) ; &quot;&quot; ; IF(EXACT([.$F171]; &quot;&quot;) ; &quot;Non saisie&quot;; IF(EXACT([.$F171]; &quot;Conforme&quot;); &quot;green&quot; ; &quot;Non conforme&quot;)))">
            <text:p/>
          </table:table-cell>
          <table:table-cell table:style-name="ce40"/>
        </table:table-row>
        <table:table-row table:style-name="ro1">
          <table:table-cell table:number-columns-repeated="4"/>
          <table:table-cell table:style-name="ce35" table:formula="of:=IF(EXACT([.$B174]; &quot;&quot;) ; &quot;&quot; ; IF(EXACT([.$F172]; &quot;&quot;) ; &quot;Non saisie&quot;; IF(EXACT([.$F172]; &quot;Conforme&quot;); &quot;green&quot; ; &quot;Non conforme&quot;)))">
            <text:p/>
          </table:table-cell>
          <table:table-cell table:style-name="ce40"/>
        </table:table-row>
        <table:table-row table:style-name="ro1">
          <table:table-cell table:number-columns-repeated="4"/>
          <table:table-cell table:style-name="ce35" table:formula="of:=IF(EXACT([.$B175]; &quot;&quot;) ; &quot;&quot; ; IF(EXACT([.$F173]; &quot;&quot;) ; &quot;Non saisie&quot;; IF(EXACT([.$F173]; &quot;Conforme&quot;); &quot;green&quot; ; &quot;Non conforme&quot;)))">
            <text:p/>
          </table:table-cell>
          <table:table-cell table:style-name="ce40"/>
        </table:table-row>
        <table:table-row table:style-name="ro1">
          <table:table-cell table:number-columns-repeated="4"/>
          <table:table-cell table:style-name="ce35" table:formula="of:=IF(EXACT([.$B176]; &quot;&quot;) ; &quot;&quot; ; IF(EXACT([.$F174]; &quot;&quot;) ; &quot;Non saisie&quot;; IF(EXACT([.$F174]; &quot;Conforme&quot;); &quot;green&quot; ; &quot;Non conforme&quot;)))">
            <text:p/>
          </table:table-cell>
          <table:table-cell table:style-name="ce40"/>
        </table:table-row>
        <table:table-row table:style-name="ro1">
          <table:table-cell table:number-columns-repeated="4"/>
          <table:table-cell table:style-name="ce35" table:formula="of:=IF(EXACT([.$B177]; &quot;&quot;) ; &quot;&quot; ; IF(EXACT([.$F175]; &quot;&quot;) ; &quot;Non saisie&quot;; IF(EXACT([.$F175]; &quot;Conforme&quot;); &quot;green&quot; ; &quot;Non conforme&quot;)))">
            <text:p/>
          </table:table-cell>
          <table:table-cell table:style-name="ce40"/>
        </table:table-row>
        <table:table-row table:style-name="ro1">
          <table:table-cell table:number-columns-repeated="4"/>
          <table:table-cell table:style-name="ce35" table:formula="of:=IF(EXACT([.$B178]; &quot;&quot;) ; &quot;&quot; ; IF(EXACT([.$F176]; &quot;&quot;) ; &quot;Non saisie&quot;; IF(EXACT([.$F176]; &quot;Conforme&quot;); &quot;green&quot; ; &quot;Non conforme&quot;)))">
            <text:p/>
          </table:table-cell>
          <table:table-cell table:style-name="ce40"/>
        </table:table-row>
        <table:table-row table:style-name="ro1">
          <table:table-cell table:number-columns-repeated="4"/>
          <table:table-cell table:style-name="ce35" table:formula="of:=IF(EXACT([.$B179]; &quot;&quot;) ; &quot;&quot; ; IF(EXACT([.$F177]; &quot;&quot;) ; &quot;Non saisie&quot;; IF(EXACT([.$F177]; &quot;Conforme&quot;); &quot;green&quot; ; &quot;Non conforme&quot;)))">
            <text:p/>
          </table:table-cell>
          <table:table-cell table:style-name="ce40"/>
        </table:table-row>
        <table:table-row table:style-name="ro1">
          <table:table-cell table:number-columns-repeated="4"/>
          <table:table-cell table:style-name="ce35" table:formula="of:=IF(EXACT([.$B180]; &quot;&quot;) ; &quot;&quot; ; IF(EXACT([.$F178]; &quot;&quot;) ; &quot;Non saisie&quot;; IF(EXACT([.$F178]; &quot;Conforme&quot;); &quot;green&quot; ; &quot;Non conforme&quot;)))">
            <text:p/>
          </table:table-cell>
          <table:table-cell table:style-name="ce40"/>
        </table:table-row>
        <table:table-row table:style-name="ro1">
          <table:table-cell table:number-columns-repeated="4"/>
          <table:table-cell table:style-name="ce35" table:formula="of:=IF(EXACT([.$B181]; &quot;&quot;) ; &quot;&quot; ; IF(EXACT([.$F179]; &quot;&quot;) ; &quot;Non saisie&quot;; IF(EXACT([.$F179]; &quot;Conforme&quot;); &quot;green&quot; ; &quot;Non conforme&quot;)))">
            <text:p/>
          </table:table-cell>
          <table:table-cell table:style-name="ce40"/>
        </table:table-row>
        <table:table-row table:style-name="ro1">
          <table:table-cell table:number-columns-repeated="4"/>
          <table:table-cell table:style-name="ce35" table:formula="of:=IF(EXACT([.$B182]; &quot;&quot;) ; &quot;&quot; ; IF(EXACT([.$F180]; &quot;&quot;) ; &quot;Non saisie&quot;; IF(EXACT([.$F180]; &quot;Conforme&quot;); &quot;green&quot; ; &quot;Non conforme&quot;)))">
            <text:p/>
          </table:table-cell>
          <table:table-cell table:style-name="ce40"/>
        </table:table-row>
        <table:table-row table:style-name="ro1">
          <table:table-cell table:number-columns-repeated="4"/>
          <table:table-cell table:style-name="ce35" table:formula="of:=IF(EXACT([.$B183]; &quot;&quot;) ; &quot;&quot; ; IF(EXACT([.$F181]; &quot;&quot;) ; &quot;Non saisie&quot;; IF(EXACT([.$F181]; &quot;Conforme&quot;); &quot;green&quot; ; &quot;Non conforme&quot;)))">
            <text:p/>
          </table:table-cell>
          <table:table-cell table:style-name="ce40"/>
        </table:table-row>
        <table:table-row table:style-name="ro1">
          <table:table-cell table:number-columns-repeated="4"/>
          <table:table-cell table:style-name="ce35" table:formula="of:=IF(EXACT([.$B184]; &quot;&quot;) ; &quot;&quot; ; IF(EXACT([.$F182]; &quot;&quot;) ; &quot;Non saisie&quot;; IF(EXACT([.$F182]; &quot;Conforme&quot;); &quot;green&quot; ; &quot;Non conforme&quot;)))">
            <text:p/>
          </table:table-cell>
          <table:table-cell table:style-name="ce40"/>
        </table:table-row>
        <table:table-row table:style-name="ro1">
          <table:table-cell table:number-columns-repeated="4"/>
          <table:table-cell table:style-name="ce35" table:formula="of:=IF(EXACT([.$B185]; &quot;&quot;) ; &quot;&quot; ; IF(EXACT([.$F183]; &quot;&quot;) ; &quot;Non saisie&quot;; IF(EXACT([.$F183]; &quot;Conforme&quot;); &quot;green&quot; ; &quot;Non conforme&quot;)))">
            <text:p/>
          </table:table-cell>
          <table:table-cell table:style-name="ce40"/>
        </table:table-row>
        <table:table-row table:style-name="ro1">
          <table:table-cell table:number-columns-repeated="4"/>
          <table:table-cell table:style-name="ce35" table:formula="of:=IF(EXACT([.$B186]; &quot;&quot;) ; &quot;&quot; ; IF(EXACT([.$F184]; &quot;&quot;) ; &quot;Non saisie&quot;; IF(EXACT([.$F184]; &quot;Conforme&quot;); &quot;green&quot; ; &quot;Non conforme&quot;)))">
            <text:p/>
          </table:table-cell>
          <table:table-cell table:style-name="ce40"/>
        </table:table-row>
        <table:table-row table:style-name="ro1">
          <table:table-cell table:number-columns-repeated="4"/>
          <table:table-cell table:style-name="ce35" table:formula="of:=IF(EXACT([.$B187]; &quot;&quot;) ; &quot;&quot; ; IF(EXACT([.$F185]; &quot;&quot;) ; &quot;Non saisie&quot;; IF(EXACT([.$F185]; &quot;Conforme&quot;); &quot;green&quot; ; &quot;Non conforme&quot;)))">
            <text:p/>
          </table:table-cell>
          <table:table-cell table:style-name="ce40"/>
        </table:table-row>
        <table:table-row table:style-name="ro1">
          <table:table-cell table:number-columns-repeated="4"/>
          <table:table-cell table:style-name="ce35" table:formula="of:=IF(EXACT([.$B188]; &quot;&quot;) ; &quot;&quot; ; IF(EXACT([.$F186]; &quot;&quot;) ; &quot;Non saisie&quot;; IF(EXACT([.$F186]; &quot;Conforme&quot;); &quot;green&quot; ; &quot;Non conforme&quot;)))">
            <text:p/>
          </table:table-cell>
          <table:table-cell table:style-name="ce40"/>
        </table:table-row>
        <table:table-row table:style-name="ro1">
          <table:table-cell table:number-columns-repeated="4"/>
          <table:table-cell table:style-name="ce35" table:formula="of:=IF(EXACT([.$B189]; &quot;&quot;) ; &quot;&quot; ; IF(EXACT([.$F187]; &quot;&quot;) ; &quot;Non saisie&quot;; IF(EXACT([.$F187]; &quot;Conforme&quot;); &quot;green&quot; ; &quot;Non conforme&quot;)))">
            <text:p/>
          </table:table-cell>
          <table:table-cell table:style-name="ce40"/>
        </table:table-row>
        <table:table-row table:style-name="ro1">
          <table:table-cell table:number-columns-repeated="4"/>
          <table:table-cell table:style-name="ce35" table:formula="of:=IF(EXACT([.$B190]; &quot;&quot;) ; &quot;&quot; ; IF(EXACT([.$F188]; &quot;&quot;) ; &quot;Non saisie&quot;; IF(EXACT([.$F188]; &quot;Conforme&quot;); &quot;green&quot; ; &quot;Non conforme&quot;)))">
            <text:p/>
          </table:table-cell>
          <table:table-cell table:style-name="ce40"/>
        </table:table-row>
        <table:table-row table:style-name="ro1">
          <table:table-cell table:number-columns-repeated="4"/>
          <table:table-cell table:style-name="ce35" table:formula="of:=IF(EXACT([.$B191]; &quot;&quot;) ; &quot;&quot; ; IF(EXACT([.$F189]; &quot;&quot;) ; &quot;Non saisie&quot;; IF(EXACT([.$F189]; &quot;Conforme&quot;); &quot;green&quot; ; &quot;Non conforme&quot;)))">
            <text:p/>
          </table:table-cell>
          <table:table-cell table:style-name="ce40"/>
        </table:table-row>
        <table:table-row table:style-name="ro1">
          <table:table-cell table:number-columns-repeated="4"/>
          <table:table-cell table:style-name="ce35" table:formula="of:=IF(EXACT([.$B192]; &quot;&quot;) ; &quot;&quot; ; IF(EXACT([.$F190]; &quot;&quot;) ; &quot;Non saisie&quot;; IF(EXACT([.$F190]; &quot;Conforme&quot;); &quot;green&quot; ; &quot;Non conforme&quot;)))">
            <text:p/>
          </table:table-cell>
          <table:table-cell table:style-name="ce40"/>
        </table:table-row>
        <table:table-row table:style-name="ro1">
          <table:table-cell table:number-columns-repeated="4"/>
          <table:table-cell table:style-name="ce35" table:formula="of:=IF(EXACT([.$B193]; &quot;&quot;) ; &quot;&quot; ; IF(EXACT([.$F191]; &quot;&quot;) ; &quot;Non saisie&quot;; IF(EXACT([.$F191]; &quot;Conforme&quot;); &quot;green&quot; ; &quot;Non conforme&quot;)))">
            <text:p/>
          </table:table-cell>
          <table:table-cell table:style-name="ce40"/>
        </table:table-row>
        <table:table-row table:style-name="ro1">
          <table:table-cell table:number-columns-repeated="4"/>
          <table:table-cell table:style-name="ce35" table:formula="of:=IF(EXACT([.$B194]; &quot;&quot;) ; &quot;&quot; ; IF(EXACT([.$F192]; &quot;&quot;) ; &quot;Non saisie&quot;; IF(EXACT([.$F192]; &quot;Conforme&quot;); &quot;green&quot; ; &quot;Non conforme&quot;)))">
            <text:p/>
          </table:table-cell>
          <table:table-cell table:style-name="ce40"/>
        </table:table-row>
        <table:table-row table:style-name="ro1">
          <table:table-cell table:number-columns-repeated="4"/>
          <table:table-cell table:style-name="ce35" table:formula="of:=IF(EXACT([.$B195]; &quot;&quot;) ; &quot;&quot; ; IF(EXACT([.$F193]; &quot;&quot;) ; &quot;Non saisie&quot;; IF(EXACT([.$F193]; &quot;Conforme&quot;); &quot;green&quot; ; &quot;Non conforme&quot;)))">
            <text:p/>
          </table:table-cell>
          <table:table-cell table:style-name="ce40"/>
        </table:table-row>
        <table:table-row table:style-name="ro1">
          <table:table-cell table:number-columns-repeated="4"/>
          <table:table-cell table:style-name="ce35" table:formula="of:=IF(EXACT([.$B196]; &quot;&quot;) ; &quot;&quot; ; IF(EXACT([.$F194]; &quot;&quot;) ; &quot;Non saisie&quot;; IF(EXACT([.$F194]; &quot;Conforme&quot;); &quot;green&quot; ; &quot;Non conforme&quot;)))">
            <text:p/>
          </table:table-cell>
          <table:table-cell table:style-name="ce40"/>
        </table:table-row>
        <table:table-row table:style-name="ro1">
          <table:table-cell table:number-columns-repeated="4"/>
          <table:table-cell table:style-name="ce35" table:formula="of:=IF(EXACT([.$B197]; &quot;&quot;) ; &quot;&quot; ; IF(EXACT([.$F195]; &quot;&quot;) ; &quot;Non saisie&quot;; IF(EXACT([.$F195]; &quot;Conforme&quot;); &quot;green&quot; ; &quot;Non conforme&quot;)))">
            <text:p/>
          </table:table-cell>
          <table:table-cell table:style-name="ce40"/>
        </table:table-row>
        <table:table-row table:style-name="ro1">
          <table:table-cell table:number-columns-repeated="4"/>
          <table:table-cell table:style-name="ce35" table:formula="of:=IF(EXACT([.$B198]; &quot;&quot;) ; &quot;&quot; ; IF(EXACT([.$F196]; &quot;&quot;) ; &quot;Non saisie&quot;; IF(EXACT([.$F196]; &quot;Conforme&quot;); &quot;green&quot; ; &quot;Non conforme&quot;)))">
            <text:p/>
          </table:table-cell>
          <table:table-cell table:style-name="ce40"/>
        </table:table-row>
        <table:table-row table:style-name="ro1">
          <table:table-cell table:number-columns-repeated="4"/>
          <table:table-cell table:style-name="ce35" table:formula="of:=IF(EXACT([.$B199]; &quot;&quot;) ; &quot;&quot; ; IF(EXACT([.$F197]; &quot;&quot;) ; &quot;Non saisie&quot;; IF(EXACT([.$F197]; &quot;Conforme&quot;); &quot;green&quot; ; &quot;Non conforme&quot;)))">
            <text:p/>
          </table:table-cell>
          <table:table-cell table:style-name="ce40"/>
        </table:table-row>
        <table:table-row table:style-name="ro1">
          <table:table-cell table:number-columns-repeated="4"/>
          <table:table-cell table:style-name="ce35" table:formula="of:=IF(EXACT([.$B200]; &quot;&quot;) ; &quot;&quot; ; IF(EXACT([.$F198]; &quot;&quot;) ; &quot;Non saisie&quot;; IF(EXACT([.$F198]; &quot;Conforme&quot;); &quot;green&quot; ; &quot;Non conforme&quot;)))">
            <text:p/>
          </table:table-cell>
          <table:table-cell table:style-name="ce40"/>
        </table:table-row>
        <table:table-row table:style-name="ro1">
          <table:table-cell table:number-columns-repeated="4"/>
          <table:table-cell table:style-name="ce35" table:formula="of:=IF(EXACT([.$B201]; &quot;&quot;) ; &quot;&quot; ; IF(EXACT([.$F199]; &quot;&quot;) ; &quot;Non saisie&quot;; IF(EXACT([.$F199]; &quot;Conforme&quot;); &quot;green&quot; ; &quot;Non conforme&quot;)))">
            <text:p/>
          </table:table-cell>
          <table:table-cell table:style-name="ce40"/>
        </table:table-row>
        <table:table-row table:style-name="ro1">
          <table:table-cell table:number-columns-repeated="4"/>
          <table:table-cell table:style-name="ce35" table:formula="of:=IF(EXACT([.$B202]; &quot;&quot;) ; &quot;&quot; ; IF(EXACT([.$F200]; &quot;&quot;) ; &quot;Non saisie&quot;; IF(EXACT([.$F200]; &quot;Conforme&quot;); &quot;green&quot; ; &quot;Non conforme&quot;)))">
            <text:p/>
          </table:table-cell>
          <table:table-cell table:style-name="ce40"/>
        </table:table-row>
        <table:table-row table:style-name="ro1">
          <table:table-cell table:number-columns-repeated="4"/>
          <table:table-cell table:style-name="ce35" table:formula="of:=IF(EXACT([.$B203]; &quot;&quot;) ; &quot;&quot; ; IF(EXACT([.$F201]; &quot;&quot;) ; &quot;Non saisie&quot;; IF(EXACT([.$F201]; &quot;Conforme&quot;); &quot;green&quot; ; &quot;Non conforme&quot;)))">
            <text:p/>
          </table:table-cell>
          <table:table-cell table:style-name="ce40"/>
        </table:table-row>
        <table:table-row table:style-name="ro1">
          <table:table-cell table:number-columns-repeated="4"/>
          <table:table-cell table:style-name="ce35" table:formula="of:=IF(EXACT([.$B204]; &quot;&quot;) ; &quot;&quot; ; IF(EXACT([.$F202]; &quot;&quot;) ; &quot;Non saisie&quot;; IF(EXACT([.$F202]; &quot;Conforme&quot;); &quot;green&quot; ; &quot;Non conforme&quot;)))">
            <text:p/>
          </table:table-cell>
          <table:table-cell table:style-name="ce40"/>
        </table:table-row>
        <table:table-row table:style-name="ro1">
          <table:table-cell table:number-columns-repeated="4"/>
          <table:table-cell table:style-name="ce35" table:formula="of:=IF(EXACT([.$B205]; &quot;&quot;) ; &quot;&quot; ; IF(EXACT([.$F203]; &quot;&quot;) ; &quot;Non saisie&quot;; IF(EXACT([.$F203]; &quot;Conforme&quot;); &quot;green&quot; ; &quot;Non conforme&quot;)))">
            <text:p/>
          </table:table-cell>
          <table:table-cell table:style-name="ce40"/>
        </table:table-row>
        <table:table-row table:style-name="ro1">
          <table:table-cell table:number-columns-repeated="4"/>
          <table:table-cell table:style-name="ce35" table:formula="of:=IF(EXACT([.$B206]; &quot;&quot;) ; &quot;&quot; ; IF(EXACT([.$F204]; &quot;&quot;) ; &quot;Non saisie&quot;; IF(EXACT([.$F204]; &quot;Conforme&quot;); &quot;green&quot; ; &quot;Non conforme&quot;)))">
            <text:p/>
          </table:table-cell>
          <table:table-cell table:style-name="ce40"/>
        </table:table-row>
        <table:table-row table:style-name="ro1">
          <table:table-cell table:number-columns-repeated="4"/>
          <table:table-cell table:style-name="ce35" table:formula="of:=IF(EXACT([.$B207]; &quot;&quot;) ; &quot;&quot; ; IF(EXACT([.$F205]; &quot;&quot;) ; &quot;Non saisie&quot;; IF(EXACT([.$F205]; &quot;Conforme&quot;); &quot;green&quot; ; &quot;Non conforme&quot;)))">
            <text:p/>
          </table:table-cell>
          <table:table-cell table:style-name="ce40"/>
        </table:table-row>
        <table:table-row table:style-name="ro1">
          <table:table-cell table:number-columns-repeated="4"/>
          <table:table-cell table:style-name="ce35" table:formula="of:=IF(EXACT([.$B208]; &quot;&quot;) ; &quot;&quot; ; IF(EXACT([.$F206]; &quot;&quot;) ; &quot;Non saisie&quot;; IF(EXACT([.$F206]; &quot;Conforme&quot;); &quot;green&quot; ; &quot;Non conforme&quot;)))">
            <text:p/>
          </table:table-cell>
          <table:table-cell table:style-name="ce40"/>
        </table:table-row>
        <table:table-row table:style-name="ro1">
          <table:table-cell table:number-columns-repeated="4"/>
          <table:table-cell table:style-name="ce35" table:formula="of:=IF(EXACT([.$B209]; &quot;&quot;) ; &quot;&quot; ; IF(EXACT([.$F207]; &quot;&quot;) ; &quot;Non saisie&quot;; IF(EXACT([.$F207]; &quot;Conforme&quot;); &quot;green&quot; ; &quot;Non conforme&quot;)))">
            <text:p/>
          </table:table-cell>
          <table:table-cell table:style-name="ce40"/>
        </table:table-row>
        <table:table-row table:style-name="ro1">
          <table:table-cell table:number-columns-repeated="4"/>
          <table:table-cell table:style-name="ce35" table:formula="of:=IF(EXACT([.$B210]; &quot;&quot;) ; &quot;&quot; ; IF(EXACT([.$F208]; &quot;&quot;) ; &quot;Non saisie&quot;; IF(EXACT([.$F208]; &quot;Conforme&quot;); &quot;green&quot; ; &quot;Non conforme&quot;)))">
            <text:p/>
          </table:table-cell>
          <table:table-cell table:style-name="ce40"/>
        </table:table-row>
        <table:table-row table:style-name="ro1">
          <table:table-cell table:number-columns-repeated="4"/>
          <table:table-cell table:style-name="ce35" table:formula="of:=IF(EXACT([.$B211]; &quot;&quot;) ; &quot;&quot; ; IF(EXACT([.$F209]; &quot;&quot;) ; &quot;Non saisie&quot;; IF(EXACT([.$F209]; &quot;Conforme&quot;); &quot;green&quot; ; &quot;Non conforme&quot;)))">
            <text:p/>
          </table:table-cell>
          <table:table-cell table:style-name="ce40"/>
        </table:table-row>
        <table:table-row table:style-name="ro1">
          <table:table-cell table:number-columns-repeated="4"/>
          <table:table-cell table:style-name="ce35" table:formula="of:=IF(EXACT([.$B212]; &quot;&quot;) ; &quot;&quot; ; IF(EXACT([.$F210]; &quot;&quot;) ; &quot;Non saisie&quot;; IF(EXACT([.$F210]; &quot;Conforme&quot;); &quot;green&quot; ; &quot;Non conforme&quot;)))">
            <text:p/>
          </table:table-cell>
          <table:table-cell table:style-name="ce40"/>
        </table:table-row>
        <table:table-row table:style-name="ro1">
          <table:table-cell table:number-columns-repeated="4"/>
          <table:table-cell table:style-name="ce35" table:formula="of:=IF(EXACT([.$B213]; &quot;&quot;) ; &quot;&quot; ; IF(EXACT([.$F211]; &quot;&quot;) ; &quot;Non saisie&quot;; IF(EXACT([.$F211]; &quot;Conforme&quot;); &quot;green&quot; ; &quot;Non conforme&quot;)))">
            <text:p/>
          </table:table-cell>
          <table:table-cell table:style-name="ce40"/>
        </table:table-row>
        <table:table-row table:style-name="ro1">
          <table:table-cell table:number-columns-repeated="4"/>
          <table:table-cell table:style-name="ce35" table:formula="of:=IF(EXACT([.$B214]; &quot;&quot;) ; &quot;&quot; ; IF(EXACT([.$F212]; &quot;&quot;) ; &quot;Non saisie&quot;; IF(EXACT([.$F212]; &quot;Conforme&quot;); &quot;green&quot; ; &quot;Non conforme&quot;)))">
            <text:p/>
          </table:table-cell>
          <table:table-cell table:style-name="ce40"/>
        </table:table-row>
        <table:table-row table:style-name="ro1">
          <table:table-cell table:number-columns-repeated="4"/>
          <table:table-cell table:style-name="ce35" table:formula="of:=IF(EXACT([.$B215]; &quot;&quot;) ; &quot;&quot; ; IF(EXACT([.$F213]; &quot;&quot;) ; &quot;Non saisie&quot;; IF(EXACT([.$F213]; &quot;Conforme&quot;); &quot;green&quot; ; &quot;Non conforme&quot;)))">
            <text:p/>
          </table:table-cell>
          <table:table-cell table:style-name="ce40"/>
        </table:table-row>
        <table:table-row table:style-name="ro1">
          <table:table-cell table:number-columns-repeated="4"/>
          <table:table-cell table:style-name="ce35" table:formula="of:=IF(EXACT([.$B216]; &quot;&quot;) ; &quot;&quot; ; IF(EXACT([.$F214]; &quot;&quot;) ; &quot;Non saisie&quot;; IF(EXACT([.$F214]; &quot;Conforme&quot;); &quot;green&quot; ; &quot;Non conforme&quot;)))">
            <text:p/>
          </table:table-cell>
          <table:table-cell table:style-name="ce40"/>
        </table:table-row>
        <table:table-row table:style-name="ro1">
          <table:table-cell table:number-columns-repeated="4"/>
          <table:table-cell table:style-name="ce35" table:formula="of:=IF(EXACT([.$B217]; &quot;&quot;) ; &quot;&quot; ; IF(EXACT([.$F215]; &quot;&quot;) ; &quot;Non saisie&quot;; IF(EXACT([.$F215]; &quot;Conforme&quot;); &quot;green&quot; ; &quot;Non conforme&quot;)))">
            <text:p/>
          </table:table-cell>
          <table:table-cell table:style-name="ce40"/>
        </table:table-row>
        <table:table-row table:style-name="ro1">
          <table:table-cell table:number-columns-repeated="4"/>
          <table:table-cell table:style-name="ce35" table:formula="of:=IF(EXACT([.$B218]; &quot;&quot;) ; &quot;&quot; ; IF(EXACT([.$F216]; &quot;&quot;) ; &quot;Non saisie&quot;; IF(EXACT([.$F216]; &quot;Conforme&quot;); &quot;green&quot; ; &quot;Non conforme&quot;)))">
            <text:p/>
          </table:table-cell>
          <table:table-cell table:style-name="ce40"/>
        </table:table-row>
        <table:table-row table:style-name="ro1">
          <table:table-cell table:number-columns-repeated="4"/>
          <table:table-cell table:style-name="ce35" table:formula="of:=IF(EXACT([.$B219]; &quot;&quot;) ; &quot;&quot; ; IF(EXACT([.$F217]; &quot;&quot;) ; &quot;Non saisie&quot;; IF(EXACT([.$F217]; &quot;Conforme&quot;); &quot;green&quot; ; &quot;Non conforme&quot;)))">
            <text:p/>
          </table:table-cell>
          <table:table-cell table:style-name="ce40"/>
        </table:table-row>
        <table:table-row table:style-name="ro1">
          <table:table-cell table:number-columns-repeated="4"/>
          <table:table-cell table:style-name="ce35" table:formula="of:=IF(EXACT([.$B220]; &quot;&quot;) ; &quot;&quot; ; IF(EXACT([.$F218]; &quot;&quot;) ; &quot;Non saisie&quot;; IF(EXACT([.$F218]; &quot;Conforme&quot;); &quot;green&quot; ; &quot;Non conforme&quot;)))">
            <text:p/>
          </table:table-cell>
          <table:table-cell table:style-name="ce40"/>
        </table:table-row>
        <table:table-row table:style-name="ro1">
          <table:table-cell table:number-columns-repeated="4"/>
          <table:table-cell table:style-name="ce35" table:formula="of:=IF(EXACT([.$B221]; &quot;&quot;) ; &quot;&quot; ; IF(EXACT([.$F219]; &quot;&quot;) ; &quot;Non saisie&quot;; IF(EXACT([.$F219]; &quot;Conforme&quot;); &quot;green&quot; ; &quot;Non conforme&quot;)))">
            <text:p/>
          </table:table-cell>
          <table:table-cell table:style-name="ce40"/>
        </table:table-row>
        <table:table-row table:style-name="ro1">
          <table:table-cell table:number-columns-repeated="4"/>
          <table:table-cell table:style-name="ce35" table:formula="of:=IF(EXACT([.$B222]; &quot;&quot;) ; &quot;&quot; ; IF(EXACT([.$F220]; &quot;&quot;) ; &quot;Non saisie&quot;; IF(EXACT([.$F220]; &quot;Conforme&quot;); &quot;green&quot; ; &quot;Non conforme&quot;)))">
            <text:p/>
          </table:table-cell>
          <table:table-cell table:style-name="ce40"/>
        </table:table-row>
        <table:table-row table:style-name="ro1">
          <table:table-cell table:number-columns-repeated="4"/>
          <table:table-cell table:style-name="ce35" table:formula="of:=IF(EXACT([.$B223]; &quot;&quot;) ; &quot;&quot; ; IF(EXACT([.$F221]; &quot;&quot;) ; &quot;Non saisie&quot;; IF(EXACT([.$F221]; &quot;Conforme&quot;); &quot;green&quot; ; &quot;Non conforme&quot;)))">
            <text:p/>
          </table:table-cell>
          <table:table-cell table:style-name="ce40"/>
        </table:table-row>
        <table:table-row table:style-name="ro1">
          <table:table-cell table:number-columns-repeated="4"/>
          <table:table-cell table:style-name="ce35" table:formula="of:=IF(EXACT([.$B224]; &quot;&quot;) ; &quot;&quot; ; IF(EXACT([.$F222]; &quot;&quot;) ; &quot;Non saisie&quot;; IF(EXACT([.$F222]; &quot;Conforme&quot;); &quot;green&quot; ; &quot;Non conforme&quot;)))">
            <text:p/>
          </table:table-cell>
          <table:table-cell table:style-name="ce40"/>
        </table:table-row>
        <table:table-row table:style-name="ro1">
          <table:table-cell table:number-columns-repeated="4"/>
          <table:table-cell table:style-name="ce35" table:formula="of:=IF(EXACT([.$B225]; &quot;&quot;) ; &quot;&quot; ; IF(EXACT([.$F223]; &quot;&quot;) ; &quot;Non saisie&quot;; IF(EXACT([.$F223]; &quot;Conforme&quot;); &quot;green&quot; ; &quot;Non conforme&quot;)))">
            <text:p/>
          </table:table-cell>
          <table:table-cell table:style-name="ce40"/>
        </table:table-row>
        <table:table-row table:style-name="ro1">
          <table:table-cell table:number-columns-repeated="4"/>
          <table:table-cell table:style-name="ce35" table:formula="of:=IF(EXACT([.$B226]; &quot;&quot;) ; &quot;&quot; ; IF(EXACT([.$F224]; &quot;&quot;) ; &quot;Non saisie&quot;; IF(EXACT([.$F224]; &quot;Conforme&quot;); &quot;green&quot; ; &quot;Non conforme&quot;)))">
            <text:p/>
          </table:table-cell>
          <table:table-cell table:style-name="ce40"/>
        </table:table-row>
        <table:table-row table:style-name="ro1">
          <table:table-cell table:number-columns-repeated="4"/>
          <table:table-cell table:style-name="ce35" table:formula="of:=IF(EXACT([.$B227]; &quot;&quot;) ; &quot;&quot; ; IF(EXACT([.$F225]; &quot;&quot;) ; &quot;Non saisie&quot;; IF(EXACT([.$F225]; &quot;Conforme&quot;); &quot;green&quot; ; &quot;Non conforme&quot;)))">
            <text:p/>
          </table:table-cell>
          <table:table-cell table:style-name="ce40"/>
        </table:table-row>
        <table:table-row table:style-name="ro1">
          <table:table-cell table:number-columns-repeated="4"/>
          <table:table-cell table:style-name="ce35" table:formula="of:=IF(EXACT([.$B228]; &quot;&quot;) ; &quot;&quot; ; IF(EXACT([.$F226]; &quot;&quot;) ; &quot;Non saisie&quot;; IF(EXACT([.$F226]; &quot;Conforme&quot;); &quot;green&quot; ; &quot;Non conforme&quot;)))">
            <text:p/>
          </table:table-cell>
          <table:table-cell table:style-name="ce40"/>
        </table:table-row>
        <table:table-row table:style-name="ro1">
          <table:table-cell table:number-columns-repeated="4"/>
          <table:table-cell table:style-name="ce35" table:formula="of:=IF(EXACT([.$B229]; &quot;&quot;) ; &quot;&quot; ; IF(EXACT([.$F227]; &quot;&quot;) ; &quot;Non saisie&quot;; IF(EXACT([.$F227]; &quot;Conforme&quot;); &quot;green&quot; ; &quot;Non conforme&quot;)))">
            <text:p/>
          </table:table-cell>
          <table:table-cell table:style-name="ce40"/>
        </table:table-row>
        <table:table-row table:style-name="ro1">
          <table:table-cell table:number-columns-repeated="4"/>
          <table:table-cell table:style-name="ce35" table:formula="of:=IF(EXACT([.$B230]; &quot;&quot;) ; &quot;&quot; ; IF(EXACT([.$F228]; &quot;&quot;) ; &quot;Non saisie&quot;; IF(EXACT([.$F228]; &quot;Conforme&quot;); &quot;green&quot; ; &quot;Non conforme&quot;)))">
            <text:p/>
          </table:table-cell>
          <table:table-cell table:style-name="ce40"/>
        </table:table-row>
        <table:table-row table:style-name="ro1">
          <table:table-cell table:number-columns-repeated="4"/>
          <table:table-cell table:style-name="ce35" table:formula="of:=IF(EXACT([.$B231]; &quot;&quot;) ; &quot;&quot; ; IF(EXACT([.$F229]; &quot;&quot;) ; &quot;Non saisie&quot;; IF(EXACT([.$F229]; &quot;Conforme&quot;); &quot;green&quot; ; &quot;Non conforme&quot;)))">
            <text:p/>
          </table:table-cell>
          <table:table-cell table:style-name="ce40"/>
        </table:table-row>
        <table:table-row table:style-name="ro1">
          <table:table-cell table:number-columns-repeated="4"/>
          <table:table-cell table:style-name="ce35" table:formula="of:=IF(EXACT([.$B232]; &quot;&quot;) ; &quot;&quot; ; IF(EXACT([.$F230]; &quot;&quot;) ; &quot;Non saisie&quot;; IF(EXACT([.$F230]; &quot;Conforme&quot;); &quot;green&quot; ; &quot;Non conforme&quot;)))">
            <text:p/>
          </table:table-cell>
          <table:table-cell table:style-name="ce40"/>
        </table:table-row>
        <table:table-row table:style-name="ro1">
          <table:table-cell table:number-columns-repeated="4"/>
          <table:table-cell table:style-name="ce35" table:formula="of:=IF(EXACT([.$B233]; &quot;&quot;) ; &quot;&quot; ; IF(EXACT([.$F231]; &quot;&quot;) ; &quot;Non saisie&quot;; IF(EXACT([.$F231]; &quot;Conforme&quot;); &quot;green&quot; ; &quot;Non conforme&quot;)))">
            <text:p/>
          </table:table-cell>
          <table:table-cell table:style-name="ce40"/>
        </table:table-row>
        <table:table-row table:style-name="ro1">
          <table:table-cell table:number-columns-repeated="4"/>
          <table:table-cell table:style-name="ce35" table:formula="of:=IF(EXACT([.$B234]; &quot;&quot;) ; &quot;&quot; ; IF(EXACT([.$F232]; &quot;&quot;) ; &quot;Non saisie&quot;; IF(EXACT([.$F232]; &quot;Conforme&quot;); &quot;green&quot; ; &quot;Non conforme&quot;)))">
            <text:p/>
          </table:table-cell>
          <table:table-cell table:style-name="ce40"/>
        </table:table-row>
        <table:table-row table:style-name="ro1">
          <table:table-cell table:number-columns-repeated="4"/>
          <table:table-cell table:style-name="ce35" table:formula="of:=IF(EXACT([.$B235]; &quot;&quot;) ; &quot;&quot; ; IF(EXACT([.$F233]; &quot;&quot;) ; &quot;Non saisie&quot;; IF(EXACT([.$F233]; &quot;Conforme&quot;); &quot;green&quot; ; &quot;Non conforme&quot;)))">
            <text:p/>
          </table:table-cell>
          <table:table-cell table:style-name="ce40"/>
        </table:table-row>
        <table:table-row table:style-name="ro1">
          <table:table-cell table:number-columns-repeated="4"/>
          <table:table-cell table:style-name="ce35" table:formula="of:=IF(EXACT([.$B236]; &quot;&quot;) ; &quot;&quot; ; IF(EXACT([.$F234]; &quot;&quot;) ; &quot;Non saisie&quot;; IF(EXACT([.$F234]; &quot;Conforme&quot;); &quot;green&quot; ; &quot;Non conforme&quot;)))">
            <text:p/>
          </table:table-cell>
          <table:table-cell table:style-name="ce40"/>
        </table:table-row>
        <table:table-row table:style-name="ro1">
          <table:table-cell table:number-columns-repeated="4"/>
          <table:table-cell table:style-name="ce35" table:formula="of:=IF(EXACT([.$B237]; &quot;&quot;) ; &quot;&quot; ; IF(EXACT([.$F235]; &quot;&quot;) ; &quot;Non saisie&quot;; IF(EXACT([.$F235]; &quot;Conforme&quot;); &quot;green&quot; ; &quot;Non conforme&quot;)))">
            <text:p/>
          </table:table-cell>
          <table:table-cell table:style-name="ce40"/>
        </table:table-row>
        <table:table-row table:style-name="ro1">
          <table:table-cell table:number-columns-repeated="4"/>
          <table:table-cell table:style-name="ce35" table:formula="of:=IF(EXACT([.$B238]; &quot;&quot;) ; &quot;&quot; ; IF(EXACT([.$F236]; &quot;&quot;) ; &quot;Non saisie&quot;; IF(EXACT([.$F236]; &quot;Conforme&quot;); &quot;green&quot; ; &quot;Non conforme&quot;)))">
            <text:p/>
          </table:table-cell>
          <table:table-cell table:style-name="ce40"/>
        </table:table-row>
        <table:table-row table:style-name="ro1">
          <table:table-cell table:number-columns-repeated="4"/>
          <table:table-cell table:style-name="ce35" table:formula="of:=IF(EXACT([.$B239]; &quot;&quot;) ; &quot;&quot; ; IF(EXACT([.$F237]; &quot;&quot;) ; &quot;Non saisie&quot;; IF(EXACT([.$F237]; &quot;Conforme&quot;); &quot;green&quot; ; &quot;Non conforme&quot;)))">
            <text:p/>
          </table:table-cell>
          <table:table-cell table:style-name="ce40"/>
        </table:table-row>
        <table:table-row table:style-name="ro1">
          <table:table-cell table:number-columns-repeated="4"/>
          <table:table-cell table:style-name="ce35" table:formula="of:=IF(EXACT([.$B240]; &quot;&quot;) ; &quot;&quot; ; IF(EXACT([.$F238]; &quot;&quot;) ; &quot;Non saisie&quot;; IF(EXACT([.$F238]; &quot;Conforme&quot;); &quot;green&quot; ; &quot;Non conforme&quot;)))">
            <text:p/>
          </table:table-cell>
          <table:table-cell table:style-name="ce40"/>
        </table:table-row>
        <table:table-row table:style-name="ro1">
          <table:table-cell table:number-columns-repeated="4"/>
          <table:table-cell table:style-name="ce35" table:formula="of:=IF(EXACT([.$B241]; &quot;&quot;) ; &quot;&quot; ; IF(EXACT([.$F239]; &quot;&quot;) ; &quot;Non saisie&quot;; IF(EXACT([.$F239]; &quot;Conforme&quot;); &quot;green&quot; ; &quot;Non conforme&quot;)))">
            <text:p/>
          </table:table-cell>
          <table:table-cell table:style-name="ce40"/>
        </table:table-row>
        <table:table-row table:style-name="ro1">
          <table:table-cell table:number-columns-repeated="4"/>
          <table:table-cell table:style-name="ce35" table:formula="of:=IF(EXACT([.$B242]; &quot;&quot;) ; &quot;&quot; ; IF(EXACT([.$F240]; &quot;&quot;) ; &quot;Non saisie&quot;; IF(EXACT([.$F240]; &quot;Conforme&quot;); &quot;green&quot; ; &quot;Non conforme&quot;)))">
            <text:p/>
          </table:table-cell>
          <table:table-cell table:style-name="ce40"/>
        </table:table-row>
        <table:table-row table:style-name="ro1">
          <table:table-cell table:number-columns-repeated="4"/>
          <table:table-cell table:style-name="ce35" table:formula="of:=IF(EXACT([.$B243]; &quot;&quot;) ; &quot;&quot; ; IF(EXACT([.$F241]; &quot;&quot;) ; &quot;Non saisie&quot;; IF(EXACT([.$F241]; &quot;Conforme&quot;); &quot;green&quot; ; &quot;Non conforme&quot;)))">
            <text:p/>
          </table:table-cell>
          <table:table-cell table:style-name="ce40"/>
        </table:table-row>
        <table:table-row table:style-name="ro1">
          <table:table-cell table:number-columns-repeated="4"/>
          <table:table-cell table:style-name="ce35" table:formula="of:=IF(EXACT([.$B244]; &quot;&quot;) ; &quot;&quot; ; IF(EXACT([.$F242]; &quot;&quot;) ; &quot;Non saisie&quot;; IF(EXACT([.$F242]; &quot;Conforme&quot;); &quot;green&quot; ; &quot;Non conforme&quot;)))">
            <text:p/>
          </table:table-cell>
          <table:table-cell table:style-name="ce40"/>
        </table:table-row>
        <table:table-row table:style-name="ro1">
          <table:table-cell table:number-columns-repeated="4"/>
          <table:table-cell table:style-name="ce35" table:formula="of:=IF(EXACT([.$B245]; &quot;&quot;) ; &quot;&quot; ; IF(EXACT([.$F243]; &quot;&quot;) ; &quot;Non saisie&quot;; IF(EXACT([.$F243]; &quot;Conforme&quot;); &quot;green&quot; ; &quot;Non conforme&quot;)))">
            <text:p/>
          </table:table-cell>
          <table:table-cell table:style-name="ce40"/>
        </table:table-row>
        <table:table-row table:style-name="ro1">
          <table:table-cell table:number-columns-repeated="4"/>
          <table:table-cell table:style-name="ce35" table:formula="of:=IF(EXACT([.$B246]; &quot;&quot;) ; &quot;&quot; ; IF(EXACT([.$F244]; &quot;&quot;) ; &quot;Non saisie&quot;; IF(EXACT([.$F244]; &quot;Conforme&quot;); &quot;green&quot; ; &quot;Non conforme&quot;)))">
            <text:p/>
          </table:table-cell>
          <table:table-cell table:style-name="ce40"/>
        </table:table-row>
        <table:table-row table:style-name="ro1">
          <table:table-cell table:number-columns-repeated="5"/>
          <table:table-cell table:style-name="ce40"/>
        </table:table-row>
        <table:table-row table:style-name="ro1" table:number-rows-repeated="9761">
          <table:table-cell table:number-columns-repeated="6"/>
        </table:table-row>
        <table:table-row table:style-name="ro1">
          <table:table-cell table:number-columns-repeated="6"/>
        </table:table-row>
        <calcext:conditional-formats>
          <calcext:conditional-format calcext:target-range-address="'Tests Fonctionnels AppMed'.E1:'Tests Fonctionnels AppMed'.E10006">
            <calcext:condition calcext:apply-style-name="Accent 2" calcext:value="=&quot;Non saisie&quot;" calcext:base-cell-address="'Tests Fonctionnels AppMed'.E1"/>
            <calcext:condition calcext:apply-style-name="Bad" calcext:value="=&quot;Non conforme&quot;" calcext:base-cell-address="'Tests Fonctionnels AppMed'.E1"/>
            <calcext:condition calcext:apply-style-name="Good" calcext:value="=&quot;Conforme&quot;" calcext:base-cell-address="'Tests Fonctionnels AppMed'.E1"/>
            <calcext:condition calcext:apply-style-name="Accent" calcext:value="=0" calcext:base-cell-address="'Tests Fonctionnels AppMed'.E1"/>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font-size="10pt" fo:language="fr" fo:country="FR" style:font-name-asian="Segoe UI" style:font-size-asian="10pt" style:language-asian="zh" style:country-asian="CN" style:font-name-complex="Tahoma" style:font-size-complex="10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fo:page-width="42cm" fo:page-height="29.7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4-23">00/00/0000</text:date>, <text:time style:data-style-name="N2" text:time-value="23:17:06.390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1:04.964000000</meta:creation-date>
    <meta:generator>LibreOffice/7.2.5.2$Windows_X86_64 LibreOffice_project/499f9727c189e6ef3471021d6132d4c694f357e5</meta:generator>
    <dc:date>2023-04-23T23:17:20.303000000</dc:date>
    <meta:editing-duration>PT6H12M22S</meta:editing-duration>
    <meta:editing-cycles>38</meta:editing-cycles>
    <meta:document-statistic meta:table-count="1" meta:cell-count="456" meta:object-count="0"/>
  </office:meta>
</office:document-meta>
</file>